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2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  <style:style style:name="ce3" style:family="table-cell" style:parent-style-name="Default" style:data-style-name="N117"/>
    <style:style style:name="ce4" style:family="table-cell" style:parent-style-name="Default" style:data-style-name="N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1" table:number-columns-repeated="18" table:default-cell-style-name="Default"/>
        <table:table-row table:style-name="ro1">
          <table:table-cell office:value-type="string">
            <text:p>Year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office:value-type="float" office:value="2013">
            <text:p>2013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office:value-type="float" office:value="2016">
            <text:p>2016</text:p>
          </table:table-cell>
          <table:table-cell office:value-type="float" office:value="2017">
            <text:p>2017</text:p>
          </table:table-cell>
          <table:table-cell office:value-type="float" office:value="2018">
            <text:p>2018</text:p>
          </table:table-cell>
          <table:table-cell office:value-type="float" office:value="2019">
            <text:p>2019</text:p>
          </table:table-cell>
          <table:table-cell office:value-type="float" office:value="2020">
            <text:p>2020</text:p>
          </table:table-cell>
          <table:table-cell office:value-type="float" office:value="2021">
            <text:p>2021</text:p>
          </table:table-cell>
          <table:table-cell office:value-type="float" office:value="2022">
            <text:p>2022</text:p>
          </table:table-cell>
          <table:table-cell office:value-type="float" office:value="2023">
            <text:p>2023</text:p>
          </table:table-cell>
          <table:table-cell office:value-type="float" office:value="2024">
            <text:p>2024</text:p>
          </table:table-cell>
          <table:table-cell office:value-type="float" office:value="2025">
            <text:p>2025</text:p>
          </table:table-cell>
        </table:table-row>
        <table:table-row table:style-name="ro1">
          <table:table-cell office:value-type="string">
            <text:p>Public Tuition</text:p>
          </table:table-cell>
          <table:table-cell table:style-name="ce1" office:value-type="currency" office:currency="USD" office:value="6312">
            <text:p>$6,312.00</text:p>
          </table:table-cell>
          <table:table-cell table:style-name="ce1" office:value-type="currency" office:currency="USD" office:value="6717">
            <text:p>$6,717.00</text:p>
          </table:table-cell>
          <table:table-cell table:style-name="ce1" office:value-type="currency" office:currency="USD" office:value="7132">
            <text:p>$7,132.00</text:p>
          </table:table-cell>
          <table:table-cell table:style-name="ce1" office:value-type="currency" office:currency="USD" office:value="7713">
            <text:p>$7,713.00</text:p>
          </table:table-cell>
          <table:table-cell table:style-name="ce1" office:value-type="currency" office:currency="USD" office:value="8070">
            <text:p>$8,070.00</text:p>
          </table:table-cell>
          <table:table-cell table:style-name="ce1" office:value-type="currency" office:currency="USD" office:value="8312">
            <text:p>$8,312.00</text:p>
          </table:table-cell>
          <table:table-cell table:style-name="ce1" office:value-type="currency" office:currency="USD" office:value="8543">
            <text:p>$8,543.00</text:p>
          </table:table-cell>
          <table:table-cell table:style-name="ce1" office:value-type="currency" office:currency="USD" office:value="8778">
            <text:p>$8,778.00</text:p>
          </table:table-cell>
          <table:table-cell table:style-name="ce1" office:value-type="currency" office:currency="USD" office:value="8804">
            <text:p>$8,804.00</text:p>
          </table:table-cell>
          <table:table-cell table:style-name="ce1" office:value-type="currency" office:currency="USD" office:value="9036">
            <text:p>$9,036.00</text:p>
          </table:table-cell>
          <table:table-cell table:style-name="ce1" office:value-type="currency" office:currency="USD" office:value="9212">
            <text:p>$9,212.00</text:p>
          </table:table-cell>
          <table:table-cell table:style-name="ce1" office:value-type="currency" office:currency="USD" office:value="9349">
            <text:p>$9,349.00</text:p>
          </table:table-cell>
          <table:table-cell table:style-name="ce1" office:value-type="currency" office:currency="USD" office:value="9374">
            <text:p>$9,374.00</text:p>
          </table:table-cell>
          <table:table-cell table:style-name="ce1" office:value-type="currency" office:currency="USD" office:value="9596">
            <text:p>$9,596.00</text:p>
          </table:table-cell>
          <table:table-cell table:style-name="ce1" office:value-type="currency" office:currency="USD" office:value="9750">
            <text:p>$9,750.00</text:p>
          </table:table-cell>
          <table:table-cell table:style-name="ce1" office:value-type="currency" office:currency="USD" office:value="9961">
            <text:p>$9,961.00</text:p>
          </table:table-cell>
          <table:table-cell table:style-name="ce1" office:value-type="currency" office:currency="USD" office:value="10153">
            <text:p>$10,153.00</text:p>
          </table:table-cell>
          <table:table-cell/>
        </table:table-row>
        <table:table-row table:style-name="ro1">
          <table:table-cell office:value-type="string">
            <text:p>Interest Rate</text:p>
          </table:table-cell>
          <table:table-cell office:value-type="float" office:value="0.03">
            <text:p>0.03</text:p>
          </table:table-cell>
          <table:table-cell table:number-columns-repeated="17"/>
        </table:table-row>
        <table:table-row table:style-name="ro1">
          <table:table-cell office:value-type="string">
            <text:p>Bachelors Weekly Wages</text:p>
          </table:table-cell>
          <table:table-cell table:number-columns-repeated="4"/>
          <table:table-cell office:value-type="float" office:value="1066">
            <text:p>1066</text:p>
          </table:table-cell>
          <table:table-cell office:value-type="float" office:value="1108">
            <text:p>1108</text:p>
          </table:table-cell>
          <table:table-cell office:value-type="float" office:value="1101">
            <text:p>1101</text:p>
          </table:table-cell>
          <table:table-cell office:value-type="float" office:value="1137">
            <text:p>1137</text:p>
          </table:table-cell>
          <table:table-cell office:value-type="float" office:value="1156">
            <text:p>1156</text:p>
          </table:table-cell>
          <table:table-cell office:value-type="float" office:value="1173">
            <text:p>1173</text:p>
          </table:table-cell>
          <table:table-cell office:value-type="float" office:value="1198">
            <text:p>1198</text:p>
          </table:table-cell>
          <table:table-cell office:value-type="float" office:value="1248">
            <text:p>1248</text:p>
          </table:table-cell>
          <table:table-cell office:value-type="float" office:value="1305">
            <text:p>1305</text:p>
          </table:table-cell>
          <table:table-cell office:value-type="float" office:value="1334">
            <text:p>1334</text:p>
          </table:table-cell>
          <table:table-cell table:style-name="ce4" office:value-type="float" office:value="1366">
            <text:p>1366</text:p>
          </table:table-cell>
          <table:table-cell office:value-type="float" office:value="1424">
            <text:p>1424</text:p>
          </table:table-cell>
          <table:table-cell office:value-type="float" office:value="1496">
            <text:p>1496</text:p>
          </table:table-cell>
          <table:table-cell/>
        </table:table-row>
        <table:table-row table:style-name="ro1">
          <table:table-cell office:value-type="string">
            <text:p>Weeks / year</text:p>
          </table:table-cell>
          <table:table-cell office:value-type="float" office:value="52">
            <text:p>52</text:p>
          </table:table-cell>
          <table:table-cell table:number-columns-repeated="17"/>
        </table:table-row>
        <table:table-row table:style-name="ro1">
          <table:table-cell office:value-type="string">
            <text:p>Pct Payback</text:p>
          </table:table-cell>
          <table:table-cell table:style-name="ce2" office:value-type="percentage" office:value="0.125">
            <text:p>12.50%</text:p>
          </table:table-cell>
          <table:table-cell table:number-columns-repeated="17"/>
        </table:table-row>
        <table:table-row table:style-name="ro1">
          <table:table-cell office:value-type="string">
            <text:p>HS Weekly Wages</text:p>
          </table:table-cell>
          <table:table-cell office:value-type="float" office:value="618">
            <text:p>618</text:p>
          </table:table-cell>
          <table:table-cell table:number-columns-repeated="2" office:value-type="float" office:value="626">
            <text:p>626</text:p>
          </table:table-cell>
          <table:table-cell office:value-type="float" office:value="638">
            <text:p>638</text:p>
          </table:table-cell>
          <table:table-cell office:value-type="float" office:value="652">
            <text:p>652</text:p>
          </table:table-cell>
          <table:table-cell office:value-type="float" office:value="651">
            <text:p>651</text:p>
          </table:table-cell>
          <table:table-cell office:value-type="float" office:value="668">
            <text:p>668</text:p>
          </table:table-cell>
          <table:table-cell office:value-type="float" office:value="678">
            <text:p>678</text:p>
          </table:table-cell>
          <table:table-cell office:value-type="float" office:value="692">
            <text:p>692</text:p>
          </table:table-cell>
          <table:table-cell office:value-type="float" office:value="712">
            <text:p>712</text:p>
          </table:table-cell>
          <table:table-cell office:value-type="float" office:value="730">
            <text:p>730</text:p>
          </table:table-cell>
          <table:table-cell office:value-type="float" office:value="746">
            <text:p>746</text:p>
          </table:table-cell>
          <table:table-cell office:value-type="float" office:value="781">
            <text:p>781</text:p>
          </table:table-cell>
          <table:table-cell office:value-type="float" office:value="809">
            <text:p>809</text:p>
          </table:table-cell>
          <table:table-cell office:value-type="float" office:value="851">
            <text:p>851</text:p>
          </table:table-cell>
          <table:table-cell office:value-type="float" office:value="899">
            <text:p>899</text:p>
          </table:table-cell>
          <table:table-cell office:value-type="float" office:value="936">
            <text:p>936</text:p>
          </table:table-cell>
          <table:table-cell/>
        </table:table-row>
        <table:table-row table:style-name="ro1">
          <table:table-cell office:value-type="string">
            <text:p>Pct Worked Bachelors</text:p>
          </table:table-cell>
          <table:table-cell table:number-columns-repeated="5"/>
          <table:table-cell table:number-columns-repeated="2" office:value-type="float" office:value="0.84">
            <text:p>0.8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0.86">
            <text:p>0.86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table:number-columns-repeated="2"/>
        </table:table-row>
        <table:table-row table:style-name="ro1">
          <table:table-cell office:value-type="string">
            <text:p>Pct Worked HS</text:p>
          </table:table-cell>
          <table:table-cell table:number-columns-repeated="5"/>
          <table:table-cell table:number-columns-repeated="2" office:value-type="float" office:value="68">
            <text:p>68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2012 Grad Always Worked</text:p>
          </table:table-cell>
          <table:table-cell/>
          <table:table-cell table:number-columns-repeated="4"/>
          <table:table-cell table:number-columns-repeated="13"/>
        </table:table-row>
        <table:table-row table:style-name="ro1">
          <table:table-cell office:value-type="string">
            <text:p>Cost with Interest</text:p>
          </table:table-cell>
          <table:table-cell table:number-columns-repeated="4"/>
          <table:table-cell table:formula="of:=[.B2]+ 3*([.B2] *[.$B$3]) + [.C2] + 2*([.C2]*[.$B$3]) + [.D2] + ([.D2]*[.$B$3]) + [.E2]" office:value-type="currency" office:currency="USD" office:value="29059.06">
            <text:p>$29,059.06</text:p>
          </table:table-cell>
          <table:table-cell table:number-columns-repeated="13"/>
        </table:table-row>
        <table:table-row table:style-name="ro1">
          <table:table-cell office:value-type="string">
            <text:p>If Debt</text:p>
          </table:table-cell>
          <table:table-cell table:number-columns-repeated="4"/>
          <table:table-cell table:formula="of:=[.F12]" office:value-type="currency" office:currency="USD" office:value="29059.06">
            <text:p>$29,059.06</text:p>
          </table:table-cell>
          <table:table-cell table:formula="of:=[.F17]" office:value-type="currency" office:currency="USD" office:value="26298.4493">
            <text:p>$26,298.45</text:p>
          </table:table-cell>
          <table:table-cell table:formula="of:=[.G17]" office:value-type="currency" office:currency="USD" office:value="23455.020279">
            <text:p>$23,455.02</text:p>
          </table:table-cell>
          <table:table-cell table:formula="of:=[.H17]" office:value-type="currency" office:currency="USD" office:value="20526.28838737">
            <text:p>$20,526.29</text:p>
          </table:table-cell>
          <table:table-cell table:formula="of:=[.I17]" office:value-type="currency" office:currency="USD" office:value="17509.6945389911">
            <text:p>$17,509.69</text:p>
          </table:table-cell>
          <table:table-cell table:formula="of:=[.J17]" office:value-type="currency" office:currency="USD" office:value="14402.6028751608">
            <text:p>$14,402.60</text:p>
          </table:table-cell>
          <table:table-cell table:formula="of:=[.K17]" office:value-type="currency" office:currency="USD" office:value="11202.2984614157">
            <text:p>$11,202.30</text:p>
          </table:table-cell>
          <table:table-cell table:formula="of:=[.L17]" office:value-type="currency" office:currency="USD" office:value="7905.98491525813">
            <text:p>$7,905.98</text:p>
          </table:table-cell>
          <table:table-cell table:formula="of:=[.M17]" office:value-type="currency" office:currency="USD" office:value="4510.78196271587">
            <text:p>$4,510.78</text:p>
          </table:table-cell>
          <table:table-cell table:formula="of:=[.N17]" office:value-type="currency" office:currency="USD" office:value="1013.72292159735">
            <text:p>$1,013.72</text:p>
          </table:table-cell>
          <table:table-cell table:formula="of:=[.O17]" office:value-type="currency" office:currency="USD" office:value="0">
            <text:p>$0.00</text:p>
          </table:table-cell>
          <table:table-cell table:formula="of:=[.P17]" office:value-type="currency" office:currency="USD" office:value="0">
            <text:p>$0.00</text:p>
          </table:table-cell>
          <table:table-cell table:formula="of:=[.Q17]" office:value-type="currency" office:currency="USD" office:value="0">
            <text:p>$0.00</text:p>
          </table:table-cell>
          <table:table-cell/>
        </table:table-row>
        <table:table-row table:style-name="ro1">
          <table:table-cell office:value-type="string">
            <text:p>Bachelors Yearly Wages</text:p>
          </table:table-cell>
          <table:table-cell table:number-columns-repeated="4"/>
          <table:table-cell table:formula="of:=[.F4]*[.$B$5]" office:value-type="float" office:value="55432">
            <text:p>55432</text:p>
          </table:table-cell>
          <table:table-cell table:formula="of:=[.G4]*[.$B$5]" office:value-type="float" office:value="57616">
            <text:p>57616</text:p>
          </table:table-cell>
          <table:table-cell table:formula="of:=[.H4]*[.$B$5]" office:value-type="float" office:value="57252">
            <text:p>57252</text:p>
          </table:table-cell>
          <table:table-cell table:formula="of:=[.I4]*[.$B$5]" office:value-type="float" office:value="59124">
            <text:p>59124</text:p>
          </table:table-cell>
          <table:table-cell table:formula="of:=[.J4]*[.$B$5]" office:value-type="float" office:value="60112">
            <text:p>60112</text:p>
          </table:table-cell>
          <table:table-cell table:formula="of:=[.K4]*[.$B$5]" office:value-type="float" office:value="60996">
            <text:p>60996</text:p>
          </table:table-cell>
          <table:table-cell table:formula="of:=[.L4]*[.$B$5]" office:value-type="float" office:value="62296">
            <text:p>62296</text:p>
          </table:table-cell>
          <table:table-cell table:formula="of:=[.M4]*[.$B$5]" office:value-type="float" office:value="64896">
            <text:p>64896</text:p>
          </table:table-cell>
          <table:table-cell table:formula="of:=[.N4]*[.$B$5]" office:value-type="float" office:value="67860">
            <text:p>67860</text:p>
          </table:table-cell>
          <table:table-cell table:formula="of:=[.O4]*[.$B$5]" office:value-type="float" office:value="69368">
            <text:p>69368</text:p>
          </table:table-cell>
          <table:table-cell table:formula="of:=[.P4]*[.$B$5]" office:value-type="float" office:value="71032">
            <text:p>71032</text:p>
          </table:table-cell>
          <table:table-cell table:formula="of:=[.Q4]*[.$B$5]" office:value-type="float" office:value="74048">
            <text:p>74048</text:p>
          </table:table-cell>
          <table:table-cell table:formula="of:=[.R4]*[.$B$5]" office:value-type="float" office:value="77792">
            <text:p>77792</text:p>
          </table:table-cell>
          <table:table-cell/>
        </table:table-row>
        <table:table-row table:style-name="ro1">
          <table:table-cell office:value-type="string">
            <text:p>Interest Paid if Debt</text:p>
          </table:table-cell>
          <table:table-cell table:number-columns-repeated="4"/>
          <table:table-cell table:formula="of:=[.$F$12]*[.$B$3]" office:value-type="currency" office:currency="USD" office:value="871.7718">
            <text:p>$871.77</text:p>
          </table:table-cell>
          <table:table-cell table:formula="of:=[.G13]*[.$B$3]" office:value-type="currency" office:currency="USD" office:value="788.953479">
            <text:p>$788.95</text:p>
          </table:table-cell>
          <table:table-cell table:formula="of:=[.H13]*[.$B$3]" office:value-type="currency" office:currency="USD" office:value="703.65060837">
            <text:p>$703.65</text:p>
          </table:table-cell>
          <table:table-cell table:formula="of:=[.I13]*[.$B$3]" office:value-type="currency" office:currency="USD" office:value="615.7886516211">
            <text:p>$615.79</text:p>
          </table:table-cell>
          <table:table-cell table:formula="of:=[.J13]*[.$B$3]" office:value-type="currency" office:currency="USD" office:value="525.290836169733">
            <text:p>$525.29</text:p>
          </table:table-cell>
          <table:table-cell table:formula="of:=[.K13]*[.$B$3]" office:value-type="currency" office:currency="USD" office:value="432.078086254825">
            <text:p>$432.08</text:p>
          </table:table-cell>
          <table:table-cell table:formula="of:=[.L13]*[.$B$3]" office:value-type="currency" office:currency="USD" office:value="336.06895384247">
            <text:p>$336.07</text:p>
          </table:table-cell>
          <table:table-cell table:formula="of:=[.M13]*[.$B$3]" office:value-type="currency" office:currency="USD" office:value="237.179547457744">
            <text:p>$237.18</text:p>
          </table:table-cell>
          <table:table-cell table:formula="of:=[.N13]*[.$B$3]" office:value-type="currency" office:currency="USD" office:value="135.323458881476">
            <text:p>$135.32</text:p>
          </table:table-cell>
          <table:table-cell table:formula="of:=[.O13]*[.$B$3]" office:value-type="currency" office:currency="USD" office:value="30.4116876479205">
            <text:p>$30.41</text:p>
          </table:table-cell>
          <table:table-cell table:formula="of:=[.P13]*[.$B$3]" office:value-type="currency" office:currency="USD" office:value="0">
            <text:p>$0.00</text:p>
          </table:table-cell>
          <table:table-cell table:formula="of:=[.Q13]*[.$B$3]" office:value-type="currency" office:currency="USD" office:value="0">
            <text:p>$0.00</text:p>
          </table:table-cell>
          <table:table-cell table:formula="of:=[.R13]*[.$B$3]" office:value-type="currency" office:currency="USD" office:value="0">
            <text:p>$0.00</text:p>
          </table:table-cell>
          <table:table-cell/>
        </table:table-row>
        <table:table-row table:style-name="ro1">
          <table:table-cell office:value-type="string">
            <text:p>Payed Back if Debt</text:p>
          </table:table-cell>
          <table:table-cell table:number-columns-repeated="4"/>
          <table:table-cell table:formula="of:=[.$F$12]*[.$B$6]" office:value-type="currency" office:currency="USD" office:value="3632.3825">
            <text:p>$3,632.38</text:p>
          </table:table-cell>
          <table:table-cell table:formula="of:=[.$F$12]*[.$B$6]" office:value-type="currency" office:currency="USD" office:value="3632.3825">
            <text:p>$3,632.38</text:p>
          </table:table-cell>
          <table:table-cell table:formula="of:=[.$F$12]*[.$B$6]" office:value-type="currency" office:currency="USD" office:value="3632.3825">
            <text:p>$3,632.38</text:p>
          </table:table-cell>
          <table:table-cell table:formula="of:=[.$F$12]*[.$B$6]" office:value-type="currency" office:currency="USD" office:value="3632.3825">
            <text:p>$3,632.38</text:p>
          </table:table-cell>
          <table:table-cell table:formula="of:=[.$F$12]*[.$B$6]" office:value-type="currency" office:currency="USD" office:value="3632.3825">
            <text:p>$3,632.38</text:p>
          </table:table-cell>
          <table:table-cell table:formula="of:=[.$F$12]*[.$B$6]" office:value-type="currency" office:currency="USD" office:value="3632.3825">
            <text:p>$3,632.38</text:p>
          </table:table-cell>
          <table:table-cell table:formula="of:=[.$F$12]*[.$B$6]" office:value-type="currency" office:currency="USD" office:value="3632.3825">
            <text:p>$3,632.38</text:p>
          </table:table-cell>
          <table:table-cell table:formula="of:=[.$F$12]*[.$B$6]" office:value-type="currency" office:currency="USD" office:value="3632.3825">
            <text:p>$3,632.38</text:p>
          </table:table-cell>
          <table:table-cell table:formula="of:=[.$F$12]*[.$B$6]" office:value-type="currency" office:currency="USD" office:value="3632.3825">
            <text:p>$3,632.38</text:p>
          </table:table-cell>
          <table:table-cell table:formula="of:=IF([.$F$12]*[.$B$6] &lt; [.O13] + [.O15]; [.$F$12]*[.$B$6]; [.O13] + [.O15])" office:value-type="currency" office:currency="USD" office:value="1044.13460924527">
            <text:p>$1,044.13</text:p>
          </table:table-cell>
          <table:table-cell table:formula="of:=IF([.$F$12]*[.$B$6] &lt; [.P13] + [.P15]; [.$F$12]*[.$B$6]; [.P13] + [.P15])" office:value-type="currency" office:currency="USD" office:value="0">
            <text:p>$0.00</text:p>
          </table:table-cell>
          <table:table-cell table:formula="of:=IF([.$F$12]*[.$B$6] &lt; [.Q13] + [.Q15]; [.$F$12]*[.$B$6]; [.Q13] + [.Q15])" office:value-type="currency" office:currency="USD" office:value="0">
            <text:p>$0.00</text:p>
          </table:table-cell>
          <table:table-cell table:formula="of:=IF([.$F$12]*[.$B$6] &lt; [.R13] + [.R15]; [.$F$12]*[.$B$6]; [.R13] + [.R15])" office:value-type="currency" office:currency="USD" office:value="0">
            <text:p>$0.00</text:p>
          </table:table-cell>
          <table:table-cell/>
        </table:table-row>
        <table:table-row table:style-name="ro1">
          <table:table-cell office:value-type="string">
            <text:p>EoY if Debt </text:p>
          </table:table-cell>
          <table:table-cell table:number-columns-repeated="4"/>
          <table:table-cell table:formula="of:=[.F12]+[.F15]-[.F16]" office:value-type="currency" office:currency="USD" office:value="26298.4493">
            <text:p>$26,298.45</text:p>
          </table:table-cell>
          <table:table-cell table:formula="of:=[.G13]+[.G15]-[.G16]" office:value-type="currency" office:currency="USD" office:value="23455.020279">
            <text:p>$23,455.02</text:p>
          </table:table-cell>
          <table:table-cell table:formula="of:=[.H13]+[.H15]-[.H16]" office:value-type="currency" office:currency="USD" office:value="20526.28838737">
            <text:p>$20,526.29</text:p>
          </table:table-cell>
          <table:table-cell table:formula="of:=[.I13]+[.I15]-[.I16]" office:value-type="currency" office:currency="USD" office:value="17509.6945389911">
            <text:p>$17,509.69</text:p>
          </table:table-cell>
          <table:table-cell table:formula="of:=[.J13]+[.J15]-[.J16]" office:value-type="currency" office:currency="USD" office:value="14402.6028751608">
            <text:p>$14,402.60</text:p>
          </table:table-cell>
          <table:table-cell table:formula="of:=[.K13]+[.K15]-[.K16]" office:value-type="currency" office:currency="USD" office:value="11202.2984614157">
            <text:p>$11,202.30</text:p>
          </table:table-cell>
          <table:table-cell table:formula="of:=[.L13]+[.L15]-[.L16]" office:value-type="currency" office:currency="USD" office:value="7905.98491525813">
            <text:p>$7,905.98</text:p>
          </table:table-cell>
          <table:table-cell table:formula="of:=[.M13]+[.M15]-[.M16]" office:value-type="currency" office:currency="USD" office:value="4510.78196271587">
            <text:p>$4,510.78</text:p>
          </table:table-cell>
          <table:table-cell table:formula="of:=[.N13]+[.N15]-[.N16]" office:value-type="currency" office:currency="USD" office:value="1013.72292159735">
            <text:p>$1,013.72</text:p>
          </table:table-cell>
          <table:table-cell table:formula="of:=[.O13]+[.O15]-[.O16]" office:value-type="currency" office:currency="USD" office:value="0">
            <text:p>$0.00</text:p>
          </table:table-cell>
          <table:table-cell table:formula="of:=[.P13]+[.P15]-[.P16]" office:value-type="currency" office:currency="USD" office:value="0">
            <text:p>$0.00</text:p>
          </table:table-cell>
          <table:table-cell table:formula="of:=[.Q13]+[.Q15]-[.Q16]" office:value-type="currency" office:currency="USD" office:value="0">
            <text:p>$0.00</text:p>
          </table:table-cell>
          <table:table-cell table:formula="of:=[.R13]+[.R15]-[.R16]" office:value-type="currency" office:currency="USD" office:value="0">
            <text:p>$0.00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2008 HS Always Worked</text:p>
          </table:table-cell>
          <table:table-cell table:number-columns-repeated="18"/>
        </table:table-row>
        <table:table-row table:style-name="ro1">
          <table:table-cell office:value-type="string">
            <text:p>HS Yearly Wages</text:p>
          </table:table-cell>
          <table:table-cell table:formula="of:=[.B7]*[.$B$5]" office:value-type="float" office:value="32136">
            <text:p>32136</text:p>
          </table:table-cell>
          <table:table-cell table:formula="of:=[.C7]*[.$B$5]" office:value-type="float" office:value="32552">
            <text:p>32552</text:p>
          </table:table-cell>
          <table:table-cell table:formula="of:=[.D7]*[.$B$5]" office:value-type="float" office:value="32552">
            <text:p>32552</text:p>
          </table:table-cell>
          <table:table-cell table:formula="of:=[.E7]*[.$B$5]" office:value-type="float" office:value="33176">
            <text:p>33176</text:p>
          </table:table-cell>
          <table:table-cell table:formula="of:=[.F7]*[.$B$5]" office:value-type="float" office:value="33904">
            <text:p>33904</text:p>
          </table:table-cell>
          <table:table-cell table:formula="of:=[.G7]*[.$B$5]" office:value-type="float" office:value="33852">
            <text:p>33852</text:p>
          </table:table-cell>
          <table:table-cell table:formula="of:=[.H7]*[.$B$5]" office:value-type="float" office:value="34736">
            <text:p>34736</text:p>
          </table:table-cell>
          <table:table-cell table:formula="of:=[.I7]*[.$B$5]" office:value-type="float" office:value="35256">
            <text:p>35256</text:p>
          </table:table-cell>
          <table:table-cell table:formula="of:=[.J7]*[.$B$5]" office:value-type="float" office:value="35984">
            <text:p>35984</text:p>
          </table:table-cell>
          <table:table-cell table:formula="of:=[.K7]*[.$B$5]" office:value-type="float" office:value="37024">
            <text:p>37024</text:p>
          </table:table-cell>
          <table:table-cell table:formula="of:=[.L7]*[.$B$5]" office:value-type="float" office:value="37960">
            <text:p>37960</text:p>
          </table:table-cell>
          <table:table-cell table:formula="of:=[.M7]*[.$B$5]" office:value-type="float" office:value="38792">
            <text:p>38792</text:p>
          </table:table-cell>
          <table:table-cell table:formula="of:=[.N7]*[.$B$5]" office:value-type="float" office:value="40612">
            <text:p>40612</text:p>
          </table:table-cell>
          <table:table-cell table:formula="of:=[.O7]*[.$B$5]" office:value-type="float" office:value="42068">
            <text:p>42068</text:p>
          </table:table-cell>
          <table:table-cell table:formula="of:=[.P7]*[.$B$5]" office:value-type="float" office:value="44252">
            <text:p>44252</text:p>
          </table:table-cell>
          <table:table-cell table:formula="of:=[.Q7]*[.$B$5]" office:value-type="float" office:value="46748">
            <text:p>46748</text:p>
          </table:table-cell>
          <table:table-cell table:formula="of:=[.R7]*[.$B$5]" office:value-type="float" office:value="48672">
            <text:p>48672</text:p>
          </table:table-cell>
          <table:table-cell/>
        </table:table-row>
        <table:table-row table:style-name="ro1">
          <table:table-cell office:value-type="string">
            <text:p>Yearly Savings</text:p>
          </table:table-cell>
          <table:table-cell table:formula="of:=[.B20]*[.$B$6]" office:value-type="float" office:value="4017">
            <text:p>4017</text:p>
          </table:table-cell>
          <table:table-cell table:formula="of:=[.C20]*[.$B$6]" office:value-type="float" office:value="4069">
            <text:p>4069</text:p>
          </table:table-cell>
          <table:table-cell table:formula="of:=[.D20]*[.$B$6]" office:value-type="float" office:value="4069">
            <text:p>4069</text:p>
          </table:table-cell>
          <table:table-cell table:formula="of:=[.E20]*[.$B$6]" office:value-type="float" office:value="4147">
            <text:p>4147</text:p>
          </table:table-cell>
          <table:table-cell table:formula="of:=[.F20]*[.$B$6]" office:value-type="float" office:value="4238">
            <text:p>4238</text:p>
          </table:table-cell>
          <table:table-cell table:formula="of:=[.G20]*[.$B$6]" office:value-type="float" office:value="4231.5">
            <text:p>4231.5</text:p>
          </table:table-cell>
          <table:table-cell table:formula="of:=[.H20]*[.$B$6]" office:value-type="float" office:value="4342">
            <text:p>4342</text:p>
          </table:table-cell>
          <table:table-cell table:formula="of:=[.I20]*[.$B$6]" office:value-type="float" office:value="4407">
            <text:p>4407</text:p>
          </table:table-cell>
          <table:table-cell table:formula="of:=[.J20]*[.$B$6]" office:value-type="float" office:value="4498">
            <text:p>4498</text:p>
          </table:table-cell>
          <table:table-cell table:formula="of:=[.K20]*[.$B$6]" office:value-type="float" office:value="4628">
            <text:p>4628</text:p>
          </table:table-cell>
          <table:table-cell table:formula="of:=[.L20]*[.$B$6]" office:value-type="float" office:value="4745">
            <text:p>4745</text:p>
          </table:table-cell>
          <table:table-cell table:formula="of:=[.M20]*[.$B$6]" office:value-type="float" office:value="4849">
            <text:p>4849</text:p>
          </table:table-cell>
          <table:table-cell table:formula="of:=[.N20]*[.$B$6]" office:value-type="float" office:value="5076.5">
            <text:p>5076.5</text:p>
          </table:table-cell>
          <table:table-cell table:formula="of:=[.O20]*[.$B$6]" office:value-type="float" office:value="5258.5">
            <text:p>5258.5</text:p>
          </table:table-cell>
          <table:table-cell table:number-columns-repeated="4"/>
        </table:table-row>
        <table:table-row table:style-name="ro1">
          <table:table-cell office:value-type="string">
            <text:p>Savings Balance</text:p>
          </table:table-cell>
          <table:table-cell table:formula="of:=[.B21]" office:value-type="float" office:value="4017">
            <text:p>4017</text:p>
          </table:table-cell>
          <table:table-cell table:formula="of:=ROUND(SUM([.B22:.B23]) + [.C21];2)" office:value-type="float" office:value="8206.51">
            <text:p>8206.51</text:p>
          </table:table-cell>
          <table:table-cell table:formula="of:=ROUND(SUM([.C22:.C23]) + [.D21];2)" office:value-type="float" office:value="12521.71">
            <text:p>12521.71</text:p>
          </table:table-cell>
          <table:table-cell table:formula="of:=ROUND(SUM([.D22:.D23]) + [.E21];2)" office:value-type="float" office:value="17044.36">
            <text:p>17044.36</text:p>
          </table:table-cell>
          <table:table-cell table:formula="of:=ROUND(SUM([.E22:.E23]) + [.F21];2)" office:value-type="float" office:value="21793.69">
            <text:p>21793.69</text:p>
          </table:table-cell>
          <table:table-cell table:formula="of:=ROUND(SUM([.F22:.F23]) + [.G21];2)" office:value-type="float" office:value="26679">
            <text:p>26679</text:p>
          </table:table-cell>
          <table:table-cell table:formula="of:=ROUND(SUM([.G22:.G23]) + [.H21];2)" office:value-type="float" office:value="31821.37">
            <text:p>31821.37</text:p>
          </table:table-cell>
          <table:table-cell table:formula="of:=ROUND(SUM([.H22:.H23]) + [.I21];2)" office:value-type="float" office:value="37183.01">
            <text:p>37183.01</text:p>
          </table:table-cell>
          <table:table-cell table:formula="of:=ROUND(SUM([.I22:.I23]) + [.J21];2)" office:value-type="float" office:value="42796.5">
            <text:p>42796.5</text:p>
          </table:table-cell>
          <table:table-cell table:formula="of:=ROUND(SUM([.J22:.J23]) + [.K21];2)" office:value-type="float" office:value="48708.4">
            <text:p>48708.4</text:p>
          </table:table-cell>
          <table:table-cell table:formula="of:=ROUND(SUM([.K22:.K23]) + [.L21];2)" office:value-type="float" office:value="54914.65">
            <text:p>54914.65</text:p>
          </table:table-cell>
          <table:table-cell table:formula="of:=ROUND(SUM([.L22:.L23]) + [.M21];2)" office:value-type="float" office:value="61411.09">
            <text:p>61411.09</text:p>
          </table:table-cell>
          <table:table-cell table:formula="of:=ROUND(SUM([.M22:.M23]) + [.N21];2)" office:value-type="float" office:value="68329.92">
            <text:p>68329.92</text:p>
          </table:table-cell>
          <table:table-cell table:formula="of:=ROUND(SUM([.N22:.N23]) + [.O21];2)" office:value-type="float" office:value="75638.32">
            <text:p>75638.32</text:p>
          </table:table-cell>
          <table:table-cell table:number-columns-repeated="4"/>
        </table:table-row>
        <table:table-row table:style-name="ro1">
          <table:table-cell office:value-type="string">
            <text:p>Interest Received</text:p>
          </table:table-cell>
          <table:table-cell table:formula="of:=ROUND([.B21]*[.$B$3];2)" office:value-type="float" office:value="120.51">
            <text:p>120.51</text:p>
          </table:table-cell>
          <table:table-cell table:formula="of:=ROUND([.C22]*[.$B$3];2)" office:value-type="float" office:value="246.2">
            <text:p>246.2</text:p>
          </table:table-cell>
          <table:table-cell table:formula="of:=ROUND([.D22]*[.$B$3];2)" office:value-type="float" office:value="375.65">
            <text:p>375.65</text:p>
          </table:table-cell>
          <table:table-cell table:formula="of:=ROUND([.E22]*[.$B$3];2)" office:value-type="float" office:value="511.33">
            <text:p>511.33</text:p>
          </table:table-cell>
          <table:table-cell table:formula="of:=ROUND([.F22]*[.$B$3];2)" office:value-type="float" office:value="653.81">
            <text:p>653.81</text:p>
          </table:table-cell>
          <table:table-cell table:formula="of:=ROUND([.G22]*[.$B$3];2)" office:value-type="float" office:value="800.37">
            <text:p>800.37</text:p>
          </table:table-cell>
          <table:table-cell table:formula="of:=ROUND([.H22]*[.$B$3];2)" office:value-type="float" office:value="954.64">
            <text:p>954.64</text:p>
          </table:table-cell>
          <table:table-cell table:formula="of:=ROUND([.I22]*[.$B$3];2)" office:value-type="float" office:value="1115.49">
            <text:p>1115.49</text:p>
          </table:table-cell>
          <table:table-cell table:formula="of:=ROUND([.J22]*[.$B$3];2)" office:value-type="float" office:value="1283.9">
            <text:p>1283.9</text:p>
          </table:table-cell>
          <table:table-cell table:formula="of:=ROUND([.K22]*[.$B$3];2)" office:value-type="float" office:value="1461.25">
            <text:p>1461.25</text:p>
          </table:table-cell>
          <table:table-cell table:formula="of:=ROUND([.L22]*[.$B$3];2)" office:value-type="float" office:value="1647.44">
            <text:p>1647.44</text:p>
          </table:table-cell>
          <table:table-cell table:formula="of:=ROUND([.M22]*[.$B$3];2)" office:value-type="float" office:value="1842.33">
            <text:p>1842.33</text:p>
          </table:table-cell>
          <table:table-cell table:formula="of:=ROUND([.N22]*[.$B$3];2)" office:value-type="float" office:value="2049.9">
            <text:p>2049.9</text:p>
          </table:table-cell>
          <table:table-cell table:formula="of:=ROUND([.O22]*[.$B$3];2)" office:value-type="float" office:value="2269.15">
            <text:p>2269.15</text:p>
          </table:table-cell>
          <table:table-cell table:number-columns-repeated="4"/>
        </table:table-row>
        <table:table-row table:style-name="ro1" table:number-rows-repeated="2">
          <table:table-cell table:number-columns-repeated="19"/>
        </table:table-row>
        <table:table-row table:style-name="ro2">
          <table:table-cell table:number-columns-repeated="2"/>
          <table:table-cell office:value-type="string">
            <text:p>Pct Markov 25-34 year/olds</text:p>
          </table:table-cell>
          <table:table-cell table:number-columns-repeated="16"/>
        </table:table-row>
        <table:table-row table:style-name="ro1">
          <table:table-cell office:value-type="string">
            <text:p>2013 Grad Always Worked</text:p>
          </table:table-cell>
          <table:table-cell/>
          <table:table-cell table:style-name="ce3" table:formula="of:=[.G8]*[.H8]*[.I8]*[.J8]*[.K8]*[.L8]*[.M8]*[.N8]*[.O8]*[.P8]*[.Q8]" office:value-type="percentage" office:value="0.187927757496648">
            <text:p>18.7928%</text:p>
          </table:table-cell>
          <table:table-cell table:number-columns-repeated="16"/>
        </table:table-row>
        <table:table-row table:style-name="ro1">
          <table:table-cell office:value-type="string">
            <text:p>Cost with Interest</text:p>
          </table:table-cell>
          <table:table-cell table:number-columns-repeated="5"/>
          <table:table-cell table:formula="of:=[.C2]+ 3*([.C2] *[.$B$3]) + [.D2] + 2*([.D2]*[.$B$3]) + [.E2] + ([.E2]*[.$B$3]) + [.F2]" office:value-type="currency" office:currency="USD" office:value="30895.84">
            <text:p>$30,895.84</text:p>
          </table:table-cell>
          <table:table-cell table:number-columns-repeated="12"/>
        </table:table-row>
        <table:table-row table:style-name="ro1">
          <table:table-cell office:value-type="string">
            <text:p>If Debt</text:p>
          </table:table-cell>
          <table:table-cell table:number-columns-repeated="5"/>
          <table:table-cell table:formula="of:=[.G28]" office:value-type="currency" office:currency="USD" office:value="30895.84">
            <text:p>$30,895.84</text:p>
          </table:table-cell>
          <table:table-cell table:formula="of:=[.G33]" office:value-type="currency" office:currency="USD" office:value="27960.7352">
            <text:p>$27,960.74</text:p>
          </table:table-cell>
          <table:table-cell table:formula="of:=[.H33]" office:value-type="currency" office:currency="USD" office:value="24937.577256">
            <text:p>$24,937.58</text:p>
          </table:table-cell>
          <table:table-cell table:formula="of:=[.I33]" office:value-type="currency" office:currency="USD" office:value="21823.72457368">
            <text:p>$21,823.72</text:p>
          </table:table-cell>
          <table:table-cell table:formula="of:=[.J33]" office:value-type="currency" office:currency="USD" office:value="18616.4563108904">
            <text:p>$18,616.46</text:p>
          </table:table-cell>
          <table:table-cell table:formula="of:=[.K33]" office:value-type="currency" office:currency="USD" office:value="15312.9700002171">
            <text:p>$15,312.97</text:p>
          </table:table-cell>
          <table:table-cell table:formula="of:=[.L33]" office:value-type="currency" office:currency="USD" office:value="11910.3791002236">
            <text:p>$11,910.38</text:p>
          </table:table-cell>
          <table:table-cell table:formula="of:=[.M33]" office:value-type="currency" office:currency="USD" office:value="8405.71047323033">
            <text:p>$8,405.71</text:p>
          </table:table-cell>
          <table:table-cell table:formula="of:=[.N33]" office:value-type="currency" office:currency="USD" office:value="4795.90178742724">
            <text:p>$4,795.90</text:p>
          </table:table-cell>
          <table:table-cell table:formula="of:=[.O33]" office:value-type="currency" office:currency="USD" office:value="1077.79884105006">
            <text:p>$1,077.80</text:p>
          </table:table-cell>
          <table:table-cell table:formula="of:=[.P33]" office:value-type="currency" office:currency="USD" office:value="0">
            <text:p>$0.00</text:p>
          </table:table-cell>
          <table:table-cell table:formula="of:=[.Q33]" office:value-type="currency" office:currency="USD" office:value="0">
            <text:p>$0.00</text:p>
          </table:table-cell>
          <table:table-cell/>
        </table:table-row>
        <table:table-row table:style-name="ro1">
          <table:table-cell office:value-type="string">
            <text:p>Bachelors Yearly Wages</text:p>
          </table:table-cell>
          <table:table-cell table:number-columns-repeated="5"/>
          <table:table-cell table:formula="of:=[.G4]*[.$B$5]" office:value-type="float" office:value="57616">
            <text:p>57616</text:p>
          </table:table-cell>
          <table:table-cell table:formula="of:=[.H4]*[.$B$5]" office:value-type="float" office:value="57252">
            <text:p>57252</text:p>
          </table:table-cell>
          <table:table-cell table:formula="of:=[.I4]*[.$B$5]" office:value-type="float" office:value="59124">
            <text:p>59124</text:p>
          </table:table-cell>
          <table:table-cell table:formula="of:=[.J4]*[.$B$5]" office:value-type="float" office:value="60112">
            <text:p>60112</text:p>
          </table:table-cell>
          <table:table-cell table:formula="of:=[.K4]*[.$B$5]" office:value-type="float" office:value="60996">
            <text:p>60996</text:p>
          </table:table-cell>
          <table:table-cell table:formula="of:=[.L4]*[.$B$5]" office:value-type="float" office:value="62296">
            <text:p>62296</text:p>
          </table:table-cell>
          <table:table-cell table:formula="of:=[.M4]*[.$B$5]" office:value-type="float" office:value="64896">
            <text:p>64896</text:p>
          </table:table-cell>
          <table:table-cell table:formula="of:=[.N4]*[.$B$5]" office:value-type="float" office:value="67860">
            <text:p>67860</text:p>
          </table:table-cell>
          <table:table-cell table:formula="of:=[.O4]*[.$B$5]" office:value-type="float" office:value="69368">
            <text:p>69368</text:p>
          </table:table-cell>
          <table:table-cell table:formula="of:=[.P4]*[.$B$5]" office:value-type="float" office:value="71032">
            <text:p>71032</text:p>
          </table:table-cell>
          <table:table-cell table:formula="of:=[.Q4]*[.$B$5]" office:value-type="float" office:value="74048">
            <text:p>74048</text:p>
          </table:table-cell>
          <table:table-cell table:formula="of:=[.R4]*[.$B$5]" office:value-type="float" office:value="77792">
            <text:p>77792</text:p>
          </table:table-cell>
          <table:table-cell/>
        </table:table-row>
        <table:table-row table:style-name="ro1">
          <table:table-cell office:value-type="string">
            <text:p>Interest Paid if Debt</text:p>
          </table:table-cell>
          <table:table-cell table:number-columns-repeated="5"/>
          <table:table-cell table:formula="of:=[.G29]*[.$B$3]" office:value-type="currency" office:currency="USD" office:value="926.8752">
            <text:p>$926.88</text:p>
          </table:table-cell>
          <table:table-cell table:formula="of:=[.H29]*[.$B$3]" office:value-type="currency" office:currency="USD" office:value="838.822056">
            <text:p>$838.82</text:p>
          </table:table-cell>
          <table:table-cell table:formula="of:=[.I29]*[.$B$3]" office:value-type="currency" office:currency="USD" office:value="748.12731768">
            <text:p>$748.13</text:p>
          </table:table-cell>
          <table:table-cell table:formula="of:=[.J29]*[.$B$3]" office:value-type="currency" office:currency="USD" office:value="654.7117372104">
            <text:p>$654.71</text:p>
          </table:table-cell>
          <table:table-cell table:formula="of:=[.K29]*[.$B$3]" office:value-type="currency" office:currency="USD" office:value="558.493689326712">
            <text:p>$558.49</text:p>
          </table:table-cell>
          <table:table-cell table:formula="of:=[.L29]*[.$B$3]" office:value-type="currency" office:currency="USD" office:value="459.389100006513">
            <text:p>$459.39</text:p>
          </table:table-cell>
          <table:table-cell table:formula="of:=[.M29]*[.$B$3]" office:value-type="currency" office:currency="USD" office:value="357.311373006709">
            <text:p>$357.31</text:p>
          </table:table-cell>
          <table:table-cell table:formula="of:=[.N29]*[.$B$3]" office:value-type="currency" office:currency="USD" office:value="252.17131419691">
            <text:p>$252.17</text:p>
          </table:table-cell>
          <table:table-cell table:formula="of:=[.O29]*[.$B$3]" office:value-type="currency" office:currency="USD" office:value="143.877053622817">
            <text:p>$143.88</text:p>
          </table:table-cell>
          <table:table-cell table:formula="of:=[.P29]*[.$B$3]" office:value-type="currency" office:currency="USD" office:value="32.3339652315018">
            <text:p>$32.33</text:p>
          </table:table-cell>
          <table:table-cell table:formula="of:=[.Q29]*[.$B$3]" office:value-type="currency" office:currency="USD" office:value="0">
            <text:p>$0.00</text:p>
          </table:table-cell>
          <table:table-cell table:formula="of:=[.R29]*[.$B$3]" office:value-type="currency" office:currency="USD" office:value="0">
            <text:p>$0.00</text:p>
          </table:table-cell>
          <table:table-cell/>
        </table:table-row>
        <table:table-row table:style-name="ro1">
          <table:table-cell office:value-type="string">
            <text:p>Payed Back if Debt</text:p>
          </table:table-cell>
          <table:table-cell table:number-columns-repeated="5"/>
          <table:table-cell table:formula="of:=[.$G$29]*[.$B$6]" office:value-type="currency" office:currency="USD" office:value="3861.98">
            <text:p>$3,861.98</text:p>
          </table:table-cell>
          <table:table-cell table:formula="of:=[.$G$29]*[.$B$6]" office:value-type="currency" office:currency="USD" office:value="3861.98">
            <text:p>$3,861.98</text:p>
          </table:table-cell>
          <table:table-cell table:formula="of:=[.$G$29]*[.$B$6]" office:value-type="currency" office:currency="USD" office:value="3861.98">
            <text:p>$3,861.98</text:p>
          </table:table-cell>
          <table:table-cell table:formula="of:=[.$G$29]*[.$B$6]" office:value-type="currency" office:currency="USD" office:value="3861.98">
            <text:p>$3,861.98</text:p>
          </table:table-cell>
          <table:table-cell table:formula="of:=[.$G$29]*[.$B$6]" office:value-type="currency" office:currency="USD" office:value="3861.98">
            <text:p>$3,861.98</text:p>
          </table:table-cell>
          <table:table-cell table:formula="of:=[.$G$29]*[.$B$6]" office:value-type="currency" office:currency="USD" office:value="3861.98">
            <text:p>$3,861.98</text:p>
          </table:table-cell>
          <table:table-cell table:formula="of:=[.$G$29]*[.$B$6]" office:value-type="currency" office:currency="USD" office:value="3861.98">
            <text:p>$3,861.98</text:p>
          </table:table-cell>
          <table:table-cell table:formula="of:=[.$G$29]*[.$B$6]" office:value-type="currency" office:currency="USD" office:value="3861.98">
            <text:p>$3,861.98</text:p>
          </table:table-cell>
          <table:table-cell table:formula="of:=[.$G$29]*[.$B$6]" office:value-type="currency" office:currency="USD" office:value="3861.98">
            <text:p>$3,861.98</text:p>
          </table:table-cell>
          <table:table-cell table:formula="of:=IF([.$G$29]*[.$B$6] &lt; [.P29]+[.P31] ; [.$G$29]*[.$B$6] ; [.P29]+[.P31])" office:value-type="currency" office:currency="USD" office:value="1110.13280628156">
            <text:p>$1,110.13</text:p>
          </table:table-cell>
          <table:table-cell table:formula="of:=IF([.$G$29]*[.$B$6] &lt; [.Q29]+[.Q31] ; [.$G$29]*[.$B$6] ; [.Q29]+[.Q31])" office:value-type="currency" office:currency="USD" office:value="0">
            <text:p>$0.00</text:p>
          </table:table-cell>
          <table:table-cell table:formula="of:=IF([.$G$29]*[.$B$6] &lt; [.R29]+[.R31] ; [.$G$29]*[.$B$6] ; [.R29]+[.R31])" office:value-type="currency" office:currency="USD" office:value="0">
            <text:p>$0.00</text:p>
          </table:table-cell>
          <table:table-cell/>
        </table:table-row>
        <table:table-row table:style-name="ro3">
          <table:table-cell office:value-type="string">
            <text:p>EoY if Debt </text:p>
          </table:table-cell>
          <table:table-cell table:number-columns-repeated="5"/>
          <table:table-cell table:formula="of:=[.G29]+[.G31]-[.G32]" office:value-type="currency" office:currency="USD" office:value="27960.7352">
            <text:p>$27,960.74</text:p>
          </table:table-cell>
          <table:table-cell table:formula="of:=[.H29]+[.H31]-[.H32]" office:value-type="currency" office:currency="USD" office:value="24937.577256">
            <text:p>$24,937.58</text:p>
          </table:table-cell>
          <table:table-cell table:formula="of:=[.I29]+[.I31]-[.I32]" office:value-type="currency" office:currency="USD" office:value="21823.72457368">
            <text:p>$21,823.72</text:p>
          </table:table-cell>
          <table:table-cell table:formula="of:=[.J29]+[.J31]-[.J32]" office:value-type="currency" office:currency="USD" office:value="18616.4563108904">
            <text:p>$18,616.46</text:p>
          </table:table-cell>
          <table:table-cell table:formula="of:=[.K29]+[.K31]-[.K32]" office:value-type="currency" office:currency="USD" office:value="15312.9700002171">
            <text:p>$15,312.97</text:p>
          </table:table-cell>
          <table:table-cell table:formula="of:=[.L29]+[.L31]-[.L32]" office:value-type="currency" office:currency="USD" office:value="11910.3791002236">
            <text:p>$11,910.38</text:p>
          </table:table-cell>
          <table:table-cell table:formula="of:=[.M29]+[.M31]-[.M32]" office:value-type="currency" office:currency="USD" office:value="8405.71047323033">
            <text:p>$8,405.71</text:p>
          </table:table-cell>
          <table:table-cell table:formula="of:=[.N29]+[.N31]-[.N32]" office:value-type="currency" office:currency="USD" office:value="4795.90178742724">
            <text:p>$4,795.90</text:p>
          </table:table-cell>
          <table:table-cell table:formula="of:=[.O29]+[.O31]-[.O32]" office:value-type="currency" office:currency="USD" office:value="1077.79884105006">
            <text:p>$1,077.80</text:p>
          </table:table-cell>
          <table:table-cell table:formula="of:=[.P29]+[.P31]-[.P32]" office:value-type="currency" office:currency="USD" office:value="0">
            <text:p>$0.00</text:p>
          </table:table-cell>
          <table:table-cell table:formula="of:=[.Q29]+[.Q31]-[.Q32]" office:value-type="currency" office:currency="USD" office:value="0">
            <text:p>$0.00</text:p>
          </table:table-cell>
          <table:table-cell table:formula="of:=[.R29]+[.R31]-[.R32]" office:value-type="currency" office:currency="USD" office:value="0">
            <text:p>$0.00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>
            <text:p>2013 Grad Never Worked</text:p>
          </table:table-cell>
          <table:table-cell/>
          <table:table-cell table:style-name="ce3" table:formula="of:=(1-[.G8])*(1-[.H8])*(1-[.I8])*(1-[.J8])*(1-[.K8])*(1-[.L8])*(1-[.M8])*(1-[.N8])*(1-[.O8])*(1-[.P8])*(1-[.Q8])" office:value-type="percentage" office:value="0.000000000418831515648">
            <text:p>0.0000%</text:p>
          </table:table-cell>
          <table:table-cell table:number-columns-repeated="16"/>
        </table:table-row>
        <table:table-row table:style-name="ro1">
          <table:table-cell office:value-type="string">
            <text:p>Skip if &lt; 0.3% !</text:p>
          </table:table-cell>
          <table:table-cell table:number-columns-repeated="5"/>
          <table:table-cell table:formula="of:=[.C11]+ 3*([.C11] *[.$B$3]) + [.D11] + 2*([.D11]*[.$B$3]) + [.E11] + ([.E11]*[.$B$3]) + [.F11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2013 Grad Worked 2014+</text:p>
          </table:table-cell>
          <table:table-cell/>
          <table:table-cell table:style-name="ce3" table:formula="of:=(1-[.G8])*[.H8]*[.I8]*[.J8]*[.K8]*[.L8]*[.M8]*[.N8]*[.O8]*[.P8]*[.Q8]" office:value-type="percentage" office:value="0.0357957633326949">
            <text:p>3.5796%</text:p>
          </table:table-cell>
          <table:table-cell table:number-columns-repeated="16"/>
        </table:table-row>
        <table:table-row table:style-name="ro1">
          <table:table-cell office:value-type="string">
            <text:p>Cost with Interest</text:p>
          </table:table-cell>
          <table:table-cell table:number-columns-repeated="5"/>
          <table:table-cell table:formula="of:=[.C2]+ 3*([.C2] *[.$B$3]) + [.D2] + 2*([.D2]*[.$B$3]) + [.E2] + ([.E2]*[.$B$3]) + [.F2]" office:value-type="currency" office:currency="USD" office:value="30895.84">
            <text:p>$30,895.84</text:p>
          </table:table-cell>
          <table:table-cell table:number-columns-repeated="12"/>
        </table:table-row>
        <table:table-row table:style-name="ro1">
          <table:table-cell office:value-type="string">
            <text:p>If Debt</text:p>
          </table:table-cell>
          <table:table-cell table:number-columns-repeated="5"/>
          <table:table-cell table:formula="of:=[.G40]" office:value-type="currency" office:currency="USD" office:value="30895.84">
            <text:p>$30,895.84</text:p>
          </table:table-cell>
          <table:table-cell table:formula="of:=[.G45]" office:value-type="currency" office:currency="USD" office:value="31822.7152">
            <text:p>$31,822.72</text:p>
          </table:table-cell>
          <table:table-cell table:formula="of:=[.H45]" office:value-type="currency" office:currency="USD" office:value="28915.416656">
            <text:p>$28,915.42</text:p>
          </table:table-cell>
          <table:table-cell table:formula="of:=[.I45]" office:value-type="currency" office:currency="USD" office:value="25920.89915568">
            <text:p>$25,920.90</text:p>
          </table:table-cell>
          <table:table-cell table:formula="of:=[.J45]" office:value-type="currency" office:currency="USD" office:value="22836.5461303504">
            <text:p>$22,836.55</text:p>
          </table:table-cell>
          <table:table-cell table:formula="of:=[.K45]" office:value-type="currency" office:currency="USD" office:value="19659.6625142609">
            <text:p>$19,659.66</text:p>
          </table:table-cell>
          <table:table-cell table:formula="of:=[.L45]" office:value-type="currency" office:currency="USD" office:value="16387.4723896887">
            <text:p>$16,387.47</text:p>
          </table:table-cell>
          <table:table-cell table:formula="of:=[.M45]" office:value-type="currency" office:currency="USD" office:value="13017.1165613794">
            <text:p>$13,017.12</text:p>
          </table:table-cell>
          <table:table-cell table:formula="of:=[.N45]" office:value-type="currency" office:currency="USD" office:value="9545.65005822079">
            <text:p>$9,545.65</text:p>
          </table:table-cell>
          <table:table-cell table:formula="of:=[.O45]" office:value-type="currency" office:currency="USD" office:value="5970.03955996741">
            <text:p>$5,970.04</text:p>
          </table:table-cell>
          <table:table-cell table:formula="of:=[.P45]" office:value-type="currency" office:currency="USD" office:value="2287.16074676643">
            <text:p>$2,287.16</text:p>
          </table:table-cell>
          <table:table-cell table:formula="of:=[.Q45]" office:value-type="currency" office:currency="USD" office:value="0">
            <text:p>$0.00</text:p>
          </table:table-cell>
          <table:table-cell/>
        </table:table-row>
        <table:table-row table:style-name="ro1">
          <table:table-cell office:value-type="string">
            <text:p>Bachelors Yearly Wages</text:p>
          </table:table-cell>
          <table:table-cell table:number-columns-repeated="5"/>
          <table:table-cell office:value-type="float" office:value="0">
            <text:p>0</text:p>
          </table:table-cell>
          <table:table-cell table:formula="of:=[.H4]*[.$B$5]" office:value-type="float" office:value="57252">
            <text:p>57252</text:p>
          </table:table-cell>
          <table:table-cell table:formula="of:=[.I4]*[.$B$5]" office:value-type="float" office:value="59124">
            <text:p>59124</text:p>
          </table:table-cell>
          <table:table-cell table:formula="of:=[.J4]*[.$B$5]" office:value-type="float" office:value="60112">
            <text:p>60112</text:p>
          </table:table-cell>
          <table:table-cell table:formula="of:=[.K4]*[.$B$5]" office:value-type="float" office:value="60996">
            <text:p>60996</text:p>
          </table:table-cell>
          <table:table-cell table:formula="of:=[.L4]*[.$B$5]" office:value-type="float" office:value="62296">
            <text:p>62296</text:p>
          </table:table-cell>
          <table:table-cell table:formula="of:=[.M4]*[.$B$5]" office:value-type="float" office:value="64896">
            <text:p>64896</text:p>
          </table:table-cell>
          <table:table-cell table:formula="of:=[.N4]*[.$B$5]" office:value-type="float" office:value="67860">
            <text:p>67860</text:p>
          </table:table-cell>
          <table:table-cell table:formula="of:=[.O4]*[.$B$5]" office:value-type="float" office:value="69368">
            <text:p>69368</text:p>
          </table:table-cell>
          <table:table-cell table:formula="of:=[.P4]*[.$B$5]" office:value-type="float" office:value="71032">
            <text:p>71032</text:p>
          </table:table-cell>
          <table:table-cell table:formula="of:=[.Q4]*[.$B$5]" office:value-type="float" office:value="74048">
            <text:p>74048</text:p>
          </table:table-cell>
          <table:table-cell table:formula="of:=[.R4]*[.$B$5]" office:value-type="float" office:value="77792">
            <text:p>77792</text:p>
          </table:table-cell>
          <table:table-cell/>
        </table:table-row>
        <table:table-row table:style-name="ro1">
          <table:table-cell office:value-type="string">
            <text:p>Interest Paid if Debt</text:p>
          </table:table-cell>
          <table:table-cell table:number-columns-repeated="5"/>
          <table:table-cell table:formula="of:=[.G41]*[.$B$3]" office:value-type="currency" office:currency="USD" office:value="926.8752">
            <text:p>$926.88</text:p>
          </table:table-cell>
          <table:table-cell table:formula="of:=[.H41]*[.$B$3]" office:value-type="currency" office:currency="USD" office:value="954.681456">
            <text:p>$954.68</text:p>
          </table:table-cell>
          <table:table-cell table:formula="of:=[.I41]*[.$B$3]" office:value-type="currency" office:currency="USD" office:value="867.46249968">
            <text:p>$867.46</text:p>
          </table:table-cell>
          <table:table-cell table:formula="of:=[.J41]*[.$B$3]" office:value-type="currency" office:currency="USD" office:value="777.6269746704">
            <text:p>$777.63</text:p>
          </table:table-cell>
          <table:table-cell table:formula="of:=[.K41]*[.$B$3]" office:value-type="currency" office:currency="USD" office:value="685.096383910512">
            <text:p>$685.10</text:p>
          </table:table-cell>
          <table:table-cell table:formula="of:=[.L41]*[.$B$3]" office:value-type="currency" office:currency="USD" office:value="589.789875427827">
            <text:p>$589.79</text:p>
          </table:table-cell>
          <table:table-cell table:formula="of:=[.M41]*[.$B$3]" office:value-type="currency" office:currency="USD" office:value="491.624171690662">
            <text:p>$491.62</text:p>
          </table:table-cell>
          <table:table-cell table:formula="of:=[.N41]*[.$B$3]" office:value-type="currency" office:currency="USD" office:value="390.513496841382">
            <text:p>$390.51</text:p>
          </table:table-cell>
          <table:table-cell table:formula="of:=[.O41]*[.$B$3]" office:value-type="currency" office:currency="USD" office:value="286.369501746624">
            <text:p>$286.37</text:p>
          </table:table-cell>
          <table:table-cell table:formula="of:=[.P41]*[.$B$3]" office:value-type="currency" office:currency="USD" office:value="179.101186799022">
            <text:p>$179.10</text:p>
          </table:table-cell>
          <table:table-cell table:formula="of:=[.Q41]*[.$B$3]" office:value-type="currency" office:currency="USD" office:value="68.614822402993">
            <text:p>$68.61</text:p>
          </table:table-cell>
          <table:table-cell table:formula="of:=[.R41]*[.$B$3]" office:value-type="currency" office:currency="USD" office:value="0">
            <text:p>$0.00</text:p>
          </table:table-cell>
          <table:table-cell/>
        </table:table-row>
        <table:table-row table:style-name="ro1">
          <table:table-cell office:value-type="string">
            <text:p>Payed Back if Debt</text:p>
          </table:table-cell>
          <table:table-cell table:number-columns-repeated="5"/>
          <table:table-cell office:value-type="float" office:value="0">
            <text:p>0</text:p>
          </table:table-cell>
          <table:table-cell table:formula="of:=[.$G$40]*[.$B$6]" office:value-type="currency" office:currency="USD" office:value="3861.98">
            <text:p>$3,861.98</text:p>
          </table:table-cell>
          <table:table-cell table:formula="of:=[.$G$40]*[.$B$6]" office:value-type="currency" office:currency="USD" office:value="3861.98">
            <text:p>$3,861.98</text:p>
          </table:table-cell>
          <table:table-cell table:formula="of:=[.$G$40]*[.$B$6]" office:value-type="currency" office:currency="USD" office:value="3861.98">
            <text:p>$3,861.98</text:p>
          </table:table-cell>
          <table:table-cell table:formula="of:=[.$G$40]*[.$B$6]" office:value-type="currency" office:currency="USD" office:value="3861.98">
            <text:p>$3,861.98</text:p>
          </table:table-cell>
          <table:table-cell table:formula="of:=[.$G$40]*[.$B$6]" office:value-type="currency" office:currency="USD" office:value="3861.98">
            <text:p>$3,861.98</text:p>
          </table:table-cell>
          <table:table-cell table:formula="of:=[.$G$40]*[.$B$6]" office:value-type="currency" office:currency="USD" office:value="3861.98">
            <text:p>$3,861.98</text:p>
          </table:table-cell>
          <table:table-cell table:formula="of:=[.$G$40]*[.$B$6]" office:value-type="currency" office:currency="USD" office:value="3861.98">
            <text:p>$3,861.98</text:p>
          </table:table-cell>
          <table:table-cell table:formula="of:=[.$G$40]*[.$B$6]" office:value-type="currency" office:currency="USD" office:value="3861.98">
            <text:p>$3,861.98</text:p>
          </table:table-cell>
          <table:table-cell table:formula="of:=[.$G$40]*[.$B$6]" office:value-type="currency" office:currency="USD" office:value="3861.98">
            <text:p>$3,861.98</text:p>
          </table:table-cell>
          <table:table-cell table:formula="of:=IF([.$G$40]*[.$B$6] &lt; [.Q41]+[.Q43] ; [.$G$40]*[.$B$6] ; [.Q41]+[.Q43])" office:value-type="currency" office:currency="USD" office:value="2355.77556916943">
            <text:p>$2,355.78</text:p>
          </table:table-cell>
          <table:table-cell table:formula="of:=IF([.$G$40]*[.$B$6] &lt; [.R41]+[.R43] ; [.$G$40]*[.$B$6] ; [.R41]+[.R43])" office:value-type="currency" office:currency="USD" office:value="0">
            <text:p>$0.00</text:p>
          </table:table-cell>
          <table:table-cell/>
        </table:table-row>
        <table:table-row table:style-name="ro3">
          <table:table-cell office:value-type="string">
            <text:p>EoY if Debt </text:p>
          </table:table-cell>
          <table:table-cell table:number-columns-repeated="5"/>
          <table:table-cell table:formula="of:=[.G41]+[.G43]-[.G44]" office:value-type="currency" office:currency="USD" office:value="31822.7152">
            <text:p>$31,822.72</text:p>
          </table:table-cell>
          <table:table-cell table:formula="of:=[.H41]+[.H43]-[.H44]" office:value-type="currency" office:currency="USD" office:value="28915.416656">
            <text:p>$28,915.42</text:p>
          </table:table-cell>
          <table:table-cell table:formula="of:=[.I41]+[.I43]-[.I44]" office:value-type="currency" office:currency="USD" office:value="25920.89915568">
            <text:p>$25,920.90</text:p>
          </table:table-cell>
          <table:table-cell table:formula="of:=[.J41]+[.J43]-[.J44]" office:value-type="currency" office:currency="USD" office:value="22836.5461303504">
            <text:p>$22,836.55</text:p>
          </table:table-cell>
          <table:table-cell table:formula="of:=[.K41]+[.K43]-[.K44]" office:value-type="currency" office:currency="USD" office:value="19659.6625142609">
            <text:p>$19,659.66</text:p>
          </table:table-cell>
          <table:table-cell table:formula="of:=[.L41]+[.L43]-[.L44]" office:value-type="currency" office:currency="USD" office:value="16387.4723896887">
            <text:p>$16,387.47</text:p>
          </table:table-cell>
          <table:table-cell table:formula="of:=[.M41]+[.M43]-[.M44]" office:value-type="currency" office:currency="USD" office:value="13017.1165613794">
            <text:p>$13,017.12</text:p>
          </table:table-cell>
          <table:table-cell table:formula="of:=[.N41]+[.N43]-[.N44]" office:value-type="currency" office:currency="USD" office:value="9545.65005822079">
            <text:p>$9,545.65</text:p>
          </table:table-cell>
          <table:table-cell table:formula="of:=[.O41]+[.O43]-[.O44]" office:value-type="currency" office:currency="USD" office:value="5970.03955996741">
            <text:p>$5,970.04</text:p>
          </table:table-cell>
          <table:table-cell table:formula="of:=[.P41]+[.P43]-[.P44]" office:value-type="currency" office:currency="USD" office:value="2287.16074676643">
            <text:p>$2,287.16</text:p>
          </table:table-cell>
          <table:table-cell table:formula="of:=[.Q41]+[.Q43]-[.Q44]" office:value-type="currency" office:currency="USD" office:value="0">
            <text:p>$0.00</text:p>
          </table:table-cell>
          <table:table-cell table:formula="of:=[.R41]+[.R43]-[.R44]" office:value-type="currency" office:currency="USD" office:value="0">
            <text:p>$0.00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2013 Grad Worked 2016+</text:p>
          </table:table-cell>
          <table:table-cell/>
          <table:table-cell table:style-name="ce3" table:formula="of:=(1-[.G8])*(1-[.H8])*[.I8]*[.J8]*[.K8]*[.L8]*[.M8]*[.N8]*[.O8]*[.P8]*[.Q8]" office:value-type="percentage" office:value="0.00681824063479903">
            <text:p>0.6818%</text:p>
          </table:table-cell>
          <table:table-cell table:number-columns-repeated="16"/>
        </table:table-row>
        <table:table-row table:style-name="ro1">
          <table:table-cell office:value-type="string">
            <text:p>Cost with Interest</text:p>
          </table:table-cell>
          <table:table-cell table:number-columns-repeated="5"/>
          <table:table-cell table:formula="of:=[.C2]+ 3*([.C2] *[.$B$3]) + [.D2] + 2*([.D2]*[.$B$3]) + [.E2] + ([.E2]*[.$B$3]) + [.F2]" office:value-type="currency" office:currency="USD" office:value="30895.84">
            <text:p>$30,895.84</text:p>
          </table:table-cell>
          <table:table-cell table:number-columns-repeated="12"/>
        </table:table-row>
        <table:table-row table:style-name="ro1">
          <table:table-cell office:value-type="string">
            <text:p>If Debt</text:p>
          </table:table-cell>
          <table:table-cell table:number-columns-repeated="5"/>
          <table:table-cell table:formula="of:=[.G48]" office:value-type="currency" office:currency="USD" office:value="30895.84">
            <text:p>$30,895.84</text:p>
          </table:table-cell>
          <table:table-cell table:formula="of:=[.G53]" office:value-type="currency" office:currency="USD" office:value="31822.7152">
            <text:p>$31,822.72</text:p>
          </table:table-cell>
          <table:table-cell table:formula="of:=[.H53]" office:value-type="currency" office:currency="USD" office:value="32777.396656">
            <text:p>$32,777.40</text:p>
          </table:table-cell>
          <table:table-cell table:formula="of:=[.I53]" office:value-type="currency" office:currency="USD" office:value="29870.098112">
            <text:p>$29,870.10</text:p>
          </table:table-cell>
          <table:table-cell table:formula="of:=[.J53]" office:value-type="currency" office:currency="USD" office:value="26962.799568">
            <text:p>$26,962.80</text:p>
          </table:table-cell>
          <table:table-cell table:formula="of:=[.K53]" office:value-type="currency" office:currency="USD" office:value="24055.501024">
            <text:p>$24,055.50</text:p>
          </table:table-cell>
          <table:table-cell table:formula="of:=[.L53]" office:value-type="currency" office:currency="USD" office:value="21148.20248">
            <text:p>$21,148.20</text:p>
          </table:table-cell>
          <table:table-cell table:formula="of:=[.M53]" office:value-type="currency" office:currency="USD" office:value="18240.903936">
            <text:p>$18,240.90</text:p>
          </table:table-cell>
          <table:table-cell table:formula="of:=[.N53]" office:value-type="currency" office:currency="USD" office:value="15333.605392">
            <text:p>$15,333.61</text:p>
          </table:table-cell>
          <table:table-cell table:formula="of:=[.O53]" office:value-type="currency" office:currency="USD" office:value="12426.306848">
            <text:p>$12,426.31</text:p>
          </table:table-cell>
          <table:table-cell table:formula="of:=[.P53]" office:value-type="currency" office:currency="USD" office:value="9519.00830399999">
            <text:p>$9,519.01</text:p>
          </table:table-cell>
          <table:table-cell table:formula="of:=[.Q53]" office:value-type="currency" office:currency="USD" office:value="6611.70975999999">
            <text:p>$6,611.71</text:p>
          </table:table-cell>
          <table:table-cell/>
        </table:table-row>
        <table:table-row table:style-name="ro1">
          <table:table-cell office:value-type="string">
            <text:p>Bachelors Yearly Wages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formula="of:=[.I4]*[.$B$5]" office:value-type="float" office:value="59124">
            <text:p>59124</text:p>
          </table:table-cell>
          <table:table-cell table:formula="of:=[.J4]*[.$B$5]" office:value-type="float" office:value="60112">
            <text:p>60112</text:p>
          </table:table-cell>
          <table:table-cell table:formula="of:=[.K4]*[.$B$5]" office:value-type="float" office:value="60996">
            <text:p>60996</text:p>
          </table:table-cell>
          <table:table-cell table:formula="of:=[.L4]*[.$B$5]" office:value-type="float" office:value="62296">
            <text:p>62296</text:p>
          </table:table-cell>
          <table:table-cell table:formula="of:=[.M4]*[.$B$5]" office:value-type="float" office:value="64896">
            <text:p>64896</text:p>
          </table:table-cell>
          <table:table-cell table:formula="of:=[.N4]*[.$B$5]" office:value-type="float" office:value="67860">
            <text:p>67860</text:p>
          </table:table-cell>
          <table:table-cell table:formula="of:=[.O4]*[.$B$5]" office:value-type="float" office:value="69368">
            <text:p>69368</text:p>
          </table:table-cell>
          <table:table-cell table:formula="of:=[.P4]*[.$B$5]" office:value-type="float" office:value="71032">
            <text:p>71032</text:p>
          </table:table-cell>
          <table:table-cell table:formula="of:=[.Q4]*[.$B$5]" office:value-type="float" office:value="74048">
            <text:p>74048</text:p>
          </table:table-cell>
          <table:table-cell table:formula="of:=[.R4]*[.$B$5]" office:value-type="float" office:value="77792">
            <text:p>77792</text:p>
          </table:table-cell>
          <table:table-cell/>
        </table:table-row>
        <table:table-row table:style-name="ro1">
          <table:table-cell office:value-type="string">
            <text:p>Interest Paid if Debt</text:p>
          </table:table-cell>
          <table:table-cell table:number-columns-repeated="5"/>
          <table:table-cell table:formula="of:=[.G49]*[.$B$3]" office:value-type="currency" office:currency="USD" office:value="926.8752">
            <text:p>$926.8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/>
        </table:table-row>
        <table:table-row table:style-name="ro1">
          <table:table-cell office:value-type="string">
            <text:p>Payed Back if Debt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IF([.$G$48]*[.$B$6] &lt; [.R49]+[.R51] ; [.$G$48]*[.$B$6] ; [.R49]+[.R51])" office:value-type="currency" office:currency="USD" office:value="3861.98">
            <text:p>$3,861.98</text:p>
          </table:table-cell>
          <table:table-cell/>
        </table:table-row>
        <table:table-row table:style-name="ro2">
          <table:table-cell office:value-type="string">
            <text:p>EoY if Debt </text:p>
          </table:table-cell>
          <table:table-cell table:number-columns-repeated="5"/>
          <table:table-cell table:formula="of:=[.G49]+[.G51]-[.G52]" office:value-type="currency" office:currency="USD" office:value="31822.7152">
            <text:p>$31,822.72</text:p>
          </table:table-cell>
          <table:table-cell table:formula="of:=[.H49]+[.H51]" office:value-type="currency" office:currency="USD" office:value="32777.396656">
            <text:p>$32,777.40</text:p>
          </table:table-cell>
          <table:table-cell table:formula="of:=[.I49]+[.I51]-[.I52]" office:value-type="currency" office:currency="USD" office:value="29870.098112">
            <text:p>$29,870.10</text:p>
          </table:table-cell>
          <table:table-cell table:formula="of:=[.J49]+[.J51]-[.J52]" office:value-type="currency" office:currency="USD" office:value="26962.799568">
            <text:p>$26,962.80</text:p>
          </table:table-cell>
          <table:table-cell table:formula="of:=[.K49]+[.K51]-[.K52]" office:value-type="currency" office:currency="USD" office:value="24055.501024">
            <text:p>$24,055.50</text:p>
          </table:table-cell>
          <table:table-cell table:formula="of:=[.L49]+[.L51]-[.L52]" office:value-type="currency" office:currency="USD" office:value="21148.20248">
            <text:p>$21,148.20</text:p>
          </table:table-cell>
          <table:table-cell table:formula="of:=[.M49]+[.M51]-[.M52]" office:value-type="currency" office:currency="USD" office:value="18240.903936">
            <text:p>$18,240.90</text:p>
          </table:table-cell>
          <table:table-cell table:formula="of:=[.N49]+[.N51]-[.N52]" office:value-type="currency" office:currency="USD" office:value="15333.605392">
            <text:p>$15,333.61</text:p>
          </table:table-cell>
          <table:table-cell table:formula="of:=[.O49]+[.O51]-[.O52]" office:value-type="currency" office:currency="USD" office:value="12426.306848">
            <text:p>$12,426.31</text:p>
          </table:table-cell>
          <table:table-cell table:formula="of:=[.P49]+[.P51]-[.P52]" office:value-type="currency" office:currency="USD" office:value="9519.00830399999">
            <text:p>$9,519.01</text:p>
          </table:table-cell>
          <table:table-cell table:formula="of:=[.Q49]+[.Q51]-[.Q52]" office:value-type="currency" office:currency="USD" office:value="6611.70975999999">
            <text:p>$6,611.71</text:p>
          </table:table-cell>
          <table:table-cell table:formula="of:=[.R49]+[.R51]-[.R52]" office:value-type="currency" office:currency="USD" office:value="3704.41121599999">
            <text:p>$3,704.41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2013 Grad Worked 2013, 2015+</text:p>
          </table:table-cell>
          <table:table-cell/>
          <table:table-cell table:style-name="ce3" table:formula="of:=[.G8]*(1-[.H8])*[.I8]*[.J8]*[.K8]*[.L8]*[.M8]*[.N8]*[.O8]*[.P8]*[.Q8]" office:value-type="percentage" office:value="0.0357957633326949">
            <text:p>3.5796%</text:p>
          </table:table-cell>
          <table:table-cell table:number-columns-repeated="16"/>
        </table:table-row>
        <table:table-row table:style-name="ro1">
          <table:table-cell office:value-type="string">
            <text:p>Cost with Interest</text:p>
          </table:table-cell>
          <table:table-cell table:number-columns-repeated="5"/>
          <table:table-cell table:formula="of:=[.C2]+ 3*([.C2] *[.$B$3]) + [.D2] + 2*([.D2]*[.$B$3]) + [.E2] + ([.E2]*[.$B$3]) + [.F2]" office:value-type="currency" office:currency="USD" office:value="30895.84">
            <text:p>$30,895.84</text:p>
          </table:table-cell>
          <table:table-cell table:number-columns-repeated="12"/>
        </table:table-row>
        <table:table-row table:style-name="ro1">
          <table:table-cell office:value-type="string">
            <text:p>If Debt</text:p>
          </table:table-cell>
          <table:table-cell table:number-columns-repeated="5"/>
          <table:table-cell table:formula="of:=[.G56]" office:value-type="currency" office:currency="USD" office:value="30895.84">
            <text:p>$30,895.84</text:p>
          </table:table-cell>
          <table:table-cell table:formula="of:=[.G61]" office:value-type="currency" office:currency="USD" office:value="27960.7352">
            <text:p>$27,960.74</text:p>
          </table:table-cell>
          <table:table-cell table:formula="of:=[.H61]" office:value-type="currency" office:currency="USD" office:value="28915.416656">
            <text:p>$28,915.42</text:p>
          </table:table-cell>
          <table:table-cell table:formula="of:=[.I61]" office:value-type="currency" office:currency="USD" office:value="26008.118112">
            <text:p>$26,008.12</text:p>
          </table:table-cell>
          <table:table-cell table:formula="of:=[.J61]" office:value-type="currency" office:currency="USD" office:value="23100.819568">
            <text:p>$23,100.82</text:p>
          </table:table-cell>
          <table:table-cell table:formula="of:=[.K61]" office:value-type="currency" office:currency="USD" office:value="20193.521024">
            <text:p>$20,193.52</text:p>
          </table:table-cell>
          <table:table-cell table:formula="of:=[.L61]" office:value-type="currency" office:currency="USD" office:value="17286.22248">
            <text:p>$17,286.22</text:p>
          </table:table-cell>
          <table:table-cell table:formula="of:=[.M61]" office:value-type="currency" office:currency="USD" office:value="14378.923936">
            <text:p>$14,378.92</text:p>
          </table:table-cell>
          <table:table-cell table:formula="of:=[.N61]" office:value-type="currency" office:currency="USD" office:value="11471.625392">
            <text:p>$11,471.63</text:p>
          </table:table-cell>
          <table:table-cell table:formula="of:=[.O61]" office:value-type="currency" office:currency="USD" office:value="8564.32684799999">
            <text:p>$8,564.33</text:p>
          </table:table-cell>
          <table:table-cell table:formula="of:=[.P61]" office:value-type="currency" office:currency="USD" office:value="5657.02830399999">
            <text:p>$5,657.03</text:p>
          </table:table-cell>
          <table:table-cell table:formula="of:=[.Q61]" office:value-type="currency" office:currency="USD" office:value="2749.72975999999">
            <text:p>$2,749.73</text:p>
          </table:table-cell>
          <table:table-cell/>
        </table:table-row>
        <table:table-row table:style-name="ro1">
          <table:table-cell office:value-type="string">
            <text:p>Bachelors Yearly Wages</text:p>
          </table:table-cell>
          <table:table-cell table:number-columns-repeated="5"/>
          <table:table-cell table:formula="of:=[.G4]*[.$B$5]" office:value-type="float" office:value="57616">
            <text:p>57616</text:p>
          </table:table-cell>
          <table:table-cell office:value-type="float" office:value="0">
            <text:p>0</text:p>
          </table:table-cell>
          <table:table-cell table:formula="of:=[.I4]*[.$B$5]" office:value-type="float" office:value="59124">
            <text:p>59124</text:p>
          </table:table-cell>
          <table:table-cell table:formula="of:=[.J4]*[.$B$5]" office:value-type="float" office:value="60112">
            <text:p>60112</text:p>
          </table:table-cell>
          <table:table-cell table:formula="of:=[.K4]*[.$B$5]" office:value-type="float" office:value="60996">
            <text:p>60996</text:p>
          </table:table-cell>
          <table:table-cell table:formula="of:=[.L4]*[.$B$5]" office:value-type="float" office:value="62296">
            <text:p>62296</text:p>
          </table:table-cell>
          <table:table-cell table:formula="of:=[.M4]*[.$B$5]" office:value-type="float" office:value="64896">
            <text:p>64896</text:p>
          </table:table-cell>
          <table:table-cell table:formula="of:=[.N4]*[.$B$5]" office:value-type="float" office:value="67860">
            <text:p>67860</text:p>
          </table:table-cell>
          <table:table-cell table:formula="of:=[.O4]*[.$B$5]" office:value-type="float" office:value="69368">
            <text:p>69368</text:p>
          </table:table-cell>
          <table:table-cell table:formula="of:=[.P4]*[.$B$5]" office:value-type="float" office:value="71032">
            <text:p>71032</text:p>
          </table:table-cell>
          <table:table-cell table:formula="of:=[.Q4]*[.$B$5]" office:value-type="float" office:value="74048">
            <text:p>74048</text:p>
          </table:table-cell>
          <table:table-cell table:formula="of:=[.R4]*[.$B$5]" office:value-type="float" office:value="77792">
            <text:p>77792</text:p>
          </table:table-cell>
          <table:table-cell/>
        </table:table-row>
        <table:table-row table:style-name="ro1">
          <table:table-cell office:value-type="string">
            <text:p>Interest Paid if Debt</text:p>
          </table:table-cell>
          <table:table-cell table:number-columns-repeated="5"/>
          <table:table-cell table:formula="of:=[.G57]*[.$B$3]" office:value-type="currency" office:currency="USD" office:value="926.8752">
            <text:p>$926.8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/>
        </table:table-row>
        <table:table-row table:style-name="ro1">
          <table:table-cell office:value-type="string">
            <text:p>Payed Back if Debt</text:p>
          </table:table-cell>
          <table:table-cell table:number-columns-repeated="5"/>
          <table:table-cell table:formula="of:=[.$G$56]*[.$B$6]" office:value-type="currency" office:currency="USD" office:value="3861.98">
            <text:p>$3,861.98</text:p>
          </table:table-cell>
          <table:table-cell office:value-type="float" office:value="0">
            <text:p>0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IF([.$G$48]*[.$B$6] &lt; [.R57]+[.R59] ; [.$G$48]*[.$B$6] ; [.R57]+[.R59])" office:value-type="currency" office:currency="USD" office:value="3704.41121599999">
            <text:p>$3,704.41</text:p>
          </table:table-cell>
          <table:table-cell/>
        </table:table-row>
        <table:table-row table:style-name="ro2">
          <table:table-cell office:value-type="string">
            <text:p>EoY if Debt </text:p>
          </table:table-cell>
          <table:table-cell table:number-columns-repeated="5"/>
          <table:table-cell table:formula="of:=[.G57]+[.G59]-[.G60]" office:value-type="currency" office:currency="USD" office:value="27960.7352">
            <text:p>$27,960.74</text:p>
          </table:table-cell>
          <table:table-cell table:formula="of:=[.H57]+[.H59]" office:value-type="currency" office:currency="USD" office:value="28915.416656">
            <text:p>$28,915.42</text:p>
          </table:table-cell>
          <table:table-cell table:formula="of:=[.I57]+[.I59]-[.I60]" office:value-type="currency" office:currency="USD" office:value="26008.118112">
            <text:p>$26,008.12</text:p>
          </table:table-cell>
          <table:table-cell table:formula="of:=[.J57]+[.J59]-[.J60]" office:value-type="currency" office:currency="USD" office:value="23100.819568">
            <text:p>$23,100.82</text:p>
          </table:table-cell>
          <table:table-cell table:formula="of:=[.K57]+[.K59]-[.K60]" office:value-type="currency" office:currency="USD" office:value="20193.521024">
            <text:p>$20,193.52</text:p>
          </table:table-cell>
          <table:table-cell table:formula="of:=[.L57]+[.L59]-[.L60]" office:value-type="currency" office:currency="USD" office:value="17286.22248">
            <text:p>$17,286.22</text:p>
          </table:table-cell>
          <table:table-cell table:formula="of:=[.M57]+[.M59]-[.M60]" office:value-type="currency" office:currency="USD" office:value="14378.923936">
            <text:p>$14,378.92</text:p>
          </table:table-cell>
          <table:table-cell table:formula="of:=[.N57]+[.N59]-[.N60]" office:value-type="currency" office:currency="USD" office:value="11471.625392">
            <text:p>$11,471.63</text:p>
          </table:table-cell>
          <table:table-cell table:formula="of:=[.O57]+[.O59]-[.O60]" office:value-type="currency" office:currency="USD" office:value="8564.32684799999">
            <text:p>$8,564.33</text:p>
          </table:table-cell>
          <table:table-cell table:formula="of:=[.P57]+[.P59]-[.P60]" office:value-type="currency" office:currency="USD" office:value="5657.02830399999">
            <text:p>$5,657.03</text:p>
          </table:table-cell>
          <table:table-cell table:formula="of:=[.Q57]+[.Q59]-[.Q60]" office:value-type="currency" office:currency="USD" office:value="2749.72975999999">
            <text:p>$2,749.73</text:p>
          </table:table-cell>
          <table:table-cell table:formula="of:=[.R57]+[.R59]-[.R60]" office:value-type="currency" office:currency="USD" office:value="0">
            <text:p>$0.00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2013 Grad Worked 2017+</text:p>
          </table:table-cell>
          <table:table-cell/>
          <table:table-cell table:style-name="ce3" table:formula="of:=(1-[.G8])*(1-[.H8])*(1-[.I8])*[.J8]*[.K8]*[.L8]*[.M8]*[.N8]*[.O8]*[.P8]*[.Q8]" office:value-type="percentage" office:value="0.00120321893555277">
            <text:p>0.1203%</text:p>
          </table:table-cell>
          <table:table-cell table:number-columns-repeated="16"/>
        </table:table-row>
        <table:table-row table:style-name="ro1">
          <table:table-cell office:value-type="string">
            <text:p>Ignored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2013 Grad Worked 2013-2014, 2016+</text:p>
          </table:table-cell>
          <table:table-cell/>
          <table:table-cell table:style-name="ce3" table:formula="of:=[.G8]*[.H8]*(1-[.I8])*[.J8]*[.K8]*[.L8]*[.M8]*[.N8]*[.O8]*[.P8]*[.Q8]" office:value-type="percentage" office:value="0.0331637219111732">
            <text:p>3.3164%</text:p>
          </table:table-cell>
          <table:table-cell table:number-columns-repeated="16"/>
        </table:table-row>
        <table:table-row table:style-name="ro1">
          <table:table-cell office:value-type="string">
            <text:p>Cost with Interest</text:p>
          </table:table-cell>
          <table:table-cell table:number-columns-repeated="5"/>
          <table:table-cell table:formula="of:=[.C2]+ 3*([.C2] *[.$B$3]) + [.D2] + 2*([.D2]*[.$B$3]) + [.E2] + ([.E2]*[.$B$3]) + [.F2]" office:value-type="currency" office:currency="USD" office:value="30895.84">
            <text:p>$30,895.84</text:p>
          </table:table-cell>
          <table:table-cell table:number-columns-repeated="12"/>
        </table:table-row>
        <table:table-row table:style-name="ro1">
          <table:table-cell office:value-type="string">
            <text:p>If Debt</text:p>
          </table:table-cell>
          <table:table-cell table:number-columns-repeated="5"/>
          <table:table-cell table:formula="of:=[.G67]" office:value-type="currency" office:currency="USD" office:value="30895.84">
            <text:p>$30,895.84</text:p>
          </table:table-cell>
          <table:table-cell table:formula="of:=[.G72]" office:value-type="currency" office:currency="USD" office:value="27960.7352">
            <text:p>$27,960.74</text:p>
          </table:table-cell>
          <table:table-cell table:formula="of:=[.H72]" office:value-type="currency" office:currency="USD" office:value="24937.577256">
            <text:p>$24,937.58</text:p>
          </table:table-cell>
          <table:table-cell table:formula="of:=[.I72]" office:value-type="currency" office:currency="USD" office:value="25685.70457368">
            <text:p>$25,685.70</text:p>
          </table:table-cell>
          <table:table-cell table:formula="of:=[.J72]" office:value-type="currency" office:currency="USD" office:value="22594.2957108904">
            <text:p>$22,594.30</text:p>
          </table:table-cell>
          <table:table-cell table:formula="of:=[.K72]" office:value-type="currency" office:currency="USD" office:value="19410.1445822171">
            <text:p>$19,410.14</text:p>
          </table:table-cell>
          <table:table-cell table:formula="of:=[.L72]" office:value-type="currency" office:currency="USD" office:value="16130.4689196836">
            <text:p>$16,130.47</text:p>
          </table:table-cell>
          <table:table-cell table:formula="of:=[.M72]" office:value-type="currency" office:currency="USD" office:value="12752.4029872741">
            <text:p>$12,752.40</text:p>
          </table:table-cell>
          <table:table-cell table:formula="of:=[.N72]" office:value-type="currency" office:currency="USD" office:value="9272.99507689236">
            <text:p>$9,273.00</text:p>
          </table:table-cell>
          <table:table-cell table:formula="of:=[.O72]" office:value-type="currency" office:currency="USD" office:value="5689.20492919913">
            <text:p>$5,689.20</text:p>
          </table:table-cell>
          <table:table-cell table:formula="of:=[.P72]" office:value-type="currency" office:currency="USD" office:value="1997.9010770751">
            <text:p>$1,997.90</text:p>
          </table:table-cell>
          <table:table-cell table:formula="of:=[.Q72]" office:value-type="currency" office:currency="USD" office:value="0">
            <text:p>$0.00</text:p>
          </table:table-cell>
          <table:table-cell/>
        </table:table-row>
        <table:table-row table:style-name="ro1">
          <table:table-cell office:value-type="string">
            <text:p>Bachelors Yearly Wages</text:p>
          </table:table-cell>
          <table:table-cell table:number-columns-repeated="5"/>
          <table:table-cell table:formula="of:=[.G4]*[.$B$5]" office:value-type="float" office:value="57616">
            <text:p>57616</text:p>
          </table:table-cell>
          <table:table-cell table:formula="of:=[.H4]*[.$B$5]" office:value-type="float" office:value="57252">
            <text:p>57252</text:p>
          </table:table-cell>
          <table:table-cell office:value-type="float" office:value="0">
            <text:p>0</text:p>
          </table:table-cell>
          <table:table-cell table:formula="of:=[.J4]*[.$B$5]" office:value-type="float" office:value="60112">
            <text:p>60112</text:p>
          </table:table-cell>
          <table:table-cell table:formula="of:=[.K4]*[.$B$5]" office:value-type="float" office:value="60996">
            <text:p>60996</text:p>
          </table:table-cell>
          <table:table-cell table:formula="of:=[.L4]*[.$B$5]" office:value-type="float" office:value="62296">
            <text:p>62296</text:p>
          </table:table-cell>
          <table:table-cell table:formula="of:=[.M4]*[.$B$5]" office:value-type="float" office:value="64896">
            <text:p>64896</text:p>
          </table:table-cell>
          <table:table-cell table:formula="of:=[.N4]*[.$B$5]" office:value-type="float" office:value="67860">
            <text:p>67860</text:p>
          </table:table-cell>
          <table:table-cell table:formula="of:=[.O4]*[.$B$5]" office:value-type="float" office:value="69368">
            <text:p>69368</text:p>
          </table:table-cell>
          <table:table-cell table:formula="of:=[.P4]*[.$B$5]" office:value-type="float" office:value="71032">
            <text:p>71032</text:p>
          </table:table-cell>
          <table:table-cell table:formula="of:=[.Q4]*[.$B$5]" office:value-type="float" office:value="74048">
            <text:p>74048</text:p>
          </table:table-cell>
          <table:table-cell table:formula="of:=[.R4]*[.$B$5]" office:value-type="float" office:value="77792">
            <text:p>77792</text:p>
          </table:table-cell>
          <table:table-cell/>
        </table:table-row>
        <table:table-row table:style-name="ro1">
          <table:table-cell office:value-type="string">
            <text:p>Interest Paid if Debt</text:p>
          </table:table-cell>
          <table:table-cell table:number-columns-repeated="5"/>
          <table:table-cell table:formula="of:=[.G68]*[.$B$3]" office:value-type="currency" office:currency="USD" office:value="926.8752">
            <text:p>$926.88</text:p>
          </table:table-cell>
          <table:table-cell table:formula="of:=[.H68]*[.$B$3]" office:value-type="currency" office:currency="USD" office:value="838.822056">
            <text:p>$838.82</text:p>
          </table:table-cell>
          <table:table-cell table:formula="of:=[.I68]*[.$B$3]" office:value-type="currency" office:currency="USD" office:value="748.12731768">
            <text:p>$748.13</text:p>
          </table:table-cell>
          <table:table-cell table:formula="of:=[.J68]*[.$B$3]" office:value-type="currency" office:currency="USD" office:value="770.5711372104">
            <text:p>$770.57</text:p>
          </table:table-cell>
          <table:table-cell table:formula="of:=[.K68]*[.$B$3]" office:value-type="currency" office:currency="USD" office:value="677.828871326712">
            <text:p>$677.83</text:p>
          </table:table-cell>
          <table:table-cell table:formula="of:=[.L68]*[.$B$3]" office:value-type="currency" office:currency="USD" office:value="582.304337466513">
            <text:p>$582.30</text:p>
          </table:table-cell>
          <table:table-cell table:formula="of:=[.M68]*[.$B$3]" office:value-type="currency" office:currency="USD" office:value="483.914067590509">
            <text:p>$483.91</text:p>
          </table:table-cell>
          <table:table-cell table:formula="of:=[.N68]*[.$B$3]" office:value-type="currency" office:currency="USD" office:value="382.572089618224">
            <text:p>$382.57</text:p>
          </table:table-cell>
          <table:table-cell table:formula="of:=[.O68]*[.$B$3]" office:value-type="currency" office:currency="USD" office:value="278.189852306771">
            <text:p>$278.19</text:p>
          </table:table-cell>
          <table:table-cell table:formula="of:=[.P68]*[.$B$3]" office:value-type="currency" office:currency="USD" office:value="170.676147875974">
            <text:p>$170.68</text:p>
          </table:table-cell>
          <table:table-cell table:formula="of:=[.Q68]*[.$B$3]" office:value-type="currency" office:currency="USD" office:value="59.937032312253">
            <text:p>$59.94</text:p>
          </table:table-cell>
          <table:table-cell table:formula="of:=[.R68]*[.$B$3]" office:value-type="currency" office:currency="USD" office:value="0">
            <text:p>$0.00</text:p>
          </table:table-cell>
          <table:table-cell/>
        </table:table-row>
        <table:table-row table:style-name="ro1">
          <table:table-cell office:value-type="string">
            <text:p>Payed Back if Debt</text:p>
          </table:table-cell>
          <table:table-cell table:number-columns-repeated="5"/>
          <table:table-cell table:formula="of:=[.$G$67]*[.$B$6]" office:value-type="currency" office:currency="USD" office:value="3861.98">
            <text:p>$3,861.98</text:p>
          </table:table-cell>
          <table:table-cell table:formula="of:=[.$G$67]*[.$B$6]" office:value-type="currency" office:currency="USD" office:value="3861.98">
            <text:p>$3,861.98</text:p>
          </table:table-cell>
          <table:table-cell office:value-type="float" office:value="0">
            <text:p>0</text:p>
          </table:table-cell>
          <table:table-cell table:formula="of:=[.$G$67]*[.$B$6]" office:value-type="currency" office:currency="USD" office:value="3861.98">
            <text:p>$3,861.98</text:p>
          </table:table-cell>
          <table:table-cell table:formula="of:=[.$G$67]*[.$B$6]" office:value-type="currency" office:currency="USD" office:value="3861.98">
            <text:p>$3,861.98</text:p>
          </table:table-cell>
          <table:table-cell table:formula="of:=[.$G$67]*[.$B$6]" office:value-type="currency" office:currency="USD" office:value="3861.98">
            <text:p>$3,861.98</text:p>
          </table:table-cell>
          <table:table-cell table:formula="of:=[.$G$67]*[.$B$6]" office:value-type="currency" office:currency="USD" office:value="3861.98">
            <text:p>$3,861.98</text:p>
          </table:table-cell>
          <table:table-cell table:formula="of:=[.$G$67]*[.$B$6]" office:value-type="currency" office:currency="USD" office:value="3861.98">
            <text:p>$3,861.98</text:p>
          </table:table-cell>
          <table:table-cell table:formula="of:=[.$G$67]*[.$B$6]" office:value-type="currency" office:currency="USD" office:value="3861.98">
            <text:p>$3,861.98</text:p>
          </table:table-cell>
          <table:table-cell table:formula="of:=[.$G$67]*[.$B$6]" office:value-type="currency" office:currency="USD" office:value="3861.98">
            <text:p>$3,861.98</text:p>
          </table:table-cell>
          <table:table-cell table:formula="of:=IF([.$G$67]*[.$B$6] &lt; [.Q68]+[.Q70] ; [.$G$67]*[.$B$6] ; [.Q68]+[.Q70])" office:value-type="currency" office:currency="USD" office:value="2057.83810938735">
            <text:p>$2,057.84</text:p>
          </table:table-cell>
          <table:table-cell table:formula="of:=IF([.$G$67]*[.$B$6] &lt; [.R68]+[.R70] ; [.$G$67]*[.$B$6] ; [.R68]+[.R70])" office:value-type="currency" office:currency="USD" office:value="0">
            <text:p>$0.00</text:p>
          </table:table-cell>
          <table:table-cell/>
        </table:table-row>
        <table:table-row table:style-name="ro3">
          <table:table-cell office:value-type="string">
            <text:p>EoY if Debt </text:p>
          </table:table-cell>
          <table:table-cell table:number-columns-repeated="5"/>
          <table:table-cell table:formula="of:=[.G68]+[.G70]-[.G71]" office:value-type="currency" office:currency="USD" office:value="27960.7352">
            <text:p>$27,960.74</text:p>
          </table:table-cell>
          <table:table-cell table:formula="of:=[.H68]+[.H70]-[.H71]" office:value-type="currency" office:currency="USD" office:value="24937.577256">
            <text:p>$24,937.58</text:p>
          </table:table-cell>
          <table:table-cell table:formula="of:=[.I68]+[.I70]-[.I71]" office:value-type="currency" office:currency="USD" office:value="25685.70457368">
            <text:p>$25,685.70</text:p>
          </table:table-cell>
          <table:table-cell table:formula="of:=[.J68]+[.J70]-[.J71]" office:value-type="currency" office:currency="USD" office:value="22594.2957108904">
            <text:p>$22,594.30</text:p>
          </table:table-cell>
          <table:table-cell table:formula="of:=[.K68]+[.K70]-[.K71]" office:value-type="currency" office:currency="USD" office:value="19410.1445822171">
            <text:p>$19,410.14</text:p>
          </table:table-cell>
          <table:table-cell table:formula="of:=[.L68]+[.L70]-[.L71]" office:value-type="currency" office:currency="USD" office:value="16130.4689196836">
            <text:p>$16,130.47</text:p>
          </table:table-cell>
          <table:table-cell table:formula="of:=[.M68]+[.M70]-[.M71]" office:value-type="currency" office:currency="USD" office:value="12752.4029872741">
            <text:p>$12,752.40</text:p>
          </table:table-cell>
          <table:table-cell table:formula="of:=[.N68]+[.N70]-[.N71]" office:value-type="currency" office:currency="USD" office:value="9272.99507689236">
            <text:p>$9,273.00</text:p>
          </table:table-cell>
          <table:table-cell table:formula="of:=[.O68]+[.O70]-[.O71]" office:value-type="currency" office:currency="USD" office:value="5689.20492919913">
            <text:p>$5,689.20</text:p>
          </table:table-cell>
          <table:table-cell table:formula="of:=[.P68]+[.P70]-[.P71]" office:value-type="currency" office:currency="USD" office:value="1997.9010770751">
            <text:p>$1,997.90</text:p>
          </table:table-cell>
          <table:table-cell table:formula="of:=[.Q68]+[.Q70]-[.Q71]" office:value-type="currency" office:currency="USD" office:value="0">
            <text:p>$0.00</text:p>
          </table:table-cell>
          <table:table-cell table:formula="of:=[.R68]+[.R70]-[.R71]" office:value-type="currency" office:currency="USD" office:value="0">
            <text:p>$0.0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4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2">03/02/2026</text:date>, <text:time>20:0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 Morgan</meta:initial-creator>
    <meta:creation-date>2026-03-02T13:24:45.41</meta:creation-date>
    <meta:generator>OpenOffice/4.1.16$Win32 OpenOffice.org_project/4116m3$Build-9816</meta:generator>
    <dc:date>2026-03-02T20:04:24.05</dc:date>
    <dc:creator>Scott  Morgan</dc:creator>
    <meta:editing-duration>PT1H50M30S</meta:editing-duration>
    <meta:editing-cycles>20</meta:editing-cycles>
    <meta:document-statistic meta:table-count="3" meta:cell-count="593" meta:object-count="0"/>
  </office:meta>
</office:document-meta>
</file>